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A0000005C116BC1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tilliumLight" svg:font-family="TitilliumLight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cm" style:rel-column-width="11566*"/>
    </style:style>
    <style:style style:name="Table1.C" style:family="table-column">
      <style:table-column-properties style:column-width="11cm" style:rel-column-width="42403*"/>
    </style:style>
    <style:style style:name="Table1.1" style:family="table-row">
      <style:table-row-properties fo:background-color="#66cc00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snovni_20_tekst">
      <style:text-properties fo:language="en" fo:country="US"/>
    </style:style>
    <style:style style:name="P2" style:family="paragraph" style:parent-style-name="Standard">
      <style:text-properties fo:language="en" fo:country="US" officeooo:rsid="000e7148" officeooo:paragraph-rsid="002b0d85"/>
    </style:style>
    <style:style style:name="P3" style:family="paragraph" style:parent-style-name="Standard">
      <style:text-properties officeooo:paragraph-rsid="0139cecf"/>
    </style:style>
    <style:style style:name="P4" style:family="paragraph" style:parent-style-name="_5b_Basic_20_Paragraph_5d_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P5" style:family="paragraph" style:parent-style-name="Table_20_Contents">
      <style:text-properties officeooo:rsid="0104921f" officeooo:paragraph-rsid="0104921f"/>
    </style:style>
    <style:style style:name="P6" style:family="paragraph" style:parent-style-name="Table_20_Contents">
      <style:paragraph-properties fo:text-align="start" style:justify-single-word="false"/>
      <style:text-properties officeooo:rsid="01107c84" officeooo:paragraph-rsid="01107c84"/>
    </style:style>
    <style:style style:name="P7" style:family="paragraph" style:parent-style-name="Table_20_Contents">
      <style:text-properties officeooo:rsid="013f8b25" officeooo:paragraph-rsid="013f8b25"/>
    </style:style>
    <style:style style:name="P8" style:family="paragraph" style:parent-style-name="Text_20_body">
      <style:text-properties officeooo:paragraph-rsid="0120746e"/>
    </style:style>
    <style:style style:name="P9" style:family="paragraph" style:parent-style-name="Text_20_body">
      <style:text-properties officeooo:rsid="01208a88" officeooo:paragraph-rsid="01208a88"/>
    </style:style>
    <style:style style:name="P10" style:family="paragraph" style:parent-style-name="Text_20_body">
      <style:text-properties officeooo:rsid="012406e4" officeooo:paragraph-rsid="012406e4"/>
    </style:style>
    <style:style style:name="P11" style:family="paragraph" style:parent-style-name="Text_20_body">
      <style:text-properties officeooo:rsid="0124b2b2" officeooo:paragraph-rsid="0124b2b2"/>
    </style:style>
    <style:style style:name="P12" style:family="paragraph" style:parent-style-name="Text_20_body">
      <style:text-properties officeooo:rsid="0124bbd4" officeooo:paragraph-rsid="01261e9a"/>
    </style:style>
    <style:style style:name="P13" style:family="paragraph" style:parent-style-name="Text_20_body">
      <style:text-properties officeooo:rsid="0124bbd4" officeooo:paragraph-rsid="0127d9eb"/>
    </style:style>
    <style:style style:name="P14" style:family="paragraph" style:parent-style-name="Text_20_body">
      <style:text-properties officeooo:rsid="012c0e88" officeooo:paragraph-rsid="012c0e88"/>
    </style:style>
    <style:style style:name="P15" style:family="paragraph" style:parent-style-name="Text_20_body">
      <style:text-properties officeooo:rsid="012dd46f" officeooo:paragraph-rsid="012dd46f"/>
    </style:style>
    <style:style style:name="P16" style:family="paragraph" style:parent-style-name="Text_20_body">
      <style:text-properties officeooo:rsid="012dd46f" officeooo:paragraph-rsid="013147d8"/>
    </style:style>
    <style:style style:name="P17" style:family="paragraph" style:parent-style-name="Text_20_body">
      <style:text-properties officeooo:rsid="012ee698" officeooo:paragraph-rsid="012ee698"/>
    </style:style>
    <style:style style:name="P18" style:family="paragraph" style:parent-style-name="Text_20_body">
      <style:text-properties officeooo:rsid="012ee698" officeooo:paragraph-rsid="0139cecf"/>
    </style:style>
    <style:style style:name="P19" style:family="paragraph" style:parent-style-name="Text_20_body">
      <style:text-properties officeooo:rsid="0130366e" officeooo:paragraph-rsid="0130366e"/>
    </style:style>
    <style:style style:name="P20" style:family="paragraph" style:parent-style-name="Text_20_body">
      <style:text-properties officeooo:rsid="0130366e" officeooo:paragraph-rsid="0137d253"/>
    </style:style>
    <style:style style:name="P21" style:family="paragraph" style:parent-style-name="Text_20_body">
      <style:text-properties officeooo:rsid="0130f541" officeooo:paragraph-rsid="0130f541"/>
    </style:style>
    <style:style style:name="P22" style:family="paragraph" style:parent-style-name="Text_20_body">
      <style:text-properties officeooo:rsid="013147d8" officeooo:paragraph-rsid="0137d253"/>
    </style:style>
    <style:style style:name="P23" style:family="paragraph" style:parent-style-name="Text_20_body">
      <style:text-properties officeooo:rsid="013147d8" officeooo:paragraph-rsid="0137e2a0"/>
    </style:style>
    <style:style style:name="P24" style:family="paragraph" style:parent-style-name="Text_20_body">
      <style:text-properties officeooo:rsid="0133bc95" officeooo:paragraph-rsid="0133bc95"/>
    </style:style>
    <style:style style:name="P25" style:family="paragraph" style:parent-style-name="Text_20_body">
      <style:text-properties officeooo:rsid="0135d4ff" officeooo:paragraph-rsid="0135d4ff"/>
    </style:style>
    <style:style style:name="P26" style:family="paragraph" style:parent-style-name="Text_20_body">
      <style:text-properties officeooo:rsid="0135d4ff" officeooo:paragraph-rsid="0139cecf"/>
    </style:style>
    <style:style style:name="P27" style:family="paragraph" style:parent-style-name="Text_20_body">
      <style:text-properties officeooo:rsid="0135d4ff" officeooo:paragraph-rsid="0137e2a0"/>
    </style:style>
    <style:style style:name="P28" style:family="paragraph" style:parent-style-name="Text_20_body">
      <style:text-properties officeooo:rsid="0135d4ff" officeooo:paragraph-rsid="013c2f7c"/>
    </style:style>
    <style:style style:name="P29" style:family="paragraph" style:parent-style-name="Text_20_body">
      <style:text-properties officeooo:rsid="0135d4ff" officeooo:paragraph-rsid="013ce771"/>
    </style:style>
    <style:style style:name="P30" style:family="paragraph" style:parent-style-name="Text_20_body">
      <style:text-properties officeooo:rsid="0135d4ff" officeooo:paragraph-rsid="013e750e"/>
    </style:style>
    <style:style style:name="P31" style:family="paragraph" style:parent-style-name="Text_20_body">
      <style:text-properties officeooo:rsid="0137e2a0" officeooo:paragraph-rsid="0137e2a0"/>
    </style:style>
    <style:style style:name="P32" style:family="paragraph" style:parent-style-name="Text_20_body">
      <style:text-properties officeooo:rsid="0139175d" officeooo:paragraph-rsid="0139175d"/>
    </style:style>
    <style:style style:name="P33" style:family="paragraph" style:parent-style-name="Text_20_body">
      <style:text-properties officeooo:rsid="0139175d" officeooo:paragraph-rsid="013c2f7c"/>
    </style:style>
    <style:style style:name="P34" style:family="paragraph" style:parent-style-name="Text_20_body">
      <style:text-properties officeooo:rsid="0139cecf" officeooo:paragraph-rsid="013b5ff2"/>
    </style:style>
    <style:style style:name="P35" style:family="paragraph" style:parent-style-name="Text_20_body">
      <style:text-properties officeooo:rsid="013c2f7c" officeooo:paragraph-rsid="013c2f7c"/>
    </style:style>
    <style:style style:name="P36" style:family="paragraph" style:parent-style-name="Text_20_body">
      <style:text-properties officeooo:rsid="013c2f7c" officeooo:paragraph-rsid="013ce771"/>
    </style:style>
    <style:style style:name="P37" style:family="paragraph" style:parent-style-name="Text_20_body">
      <style:text-properties officeooo:rsid="013ce771" officeooo:paragraph-rsid="013ce771"/>
    </style:style>
    <style:style style:name="P38" style:family="paragraph" style:parent-style-name="Text_20_body">
      <style:text-properties officeooo:rsid="013ce771" officeooo:paragraph-rsid="013e750e"/>
    </style:style>
    <style:style style:name="P39" style:family="paragraph" style:parent-style-name="Text_20_body">
      <style:text-properties officeooo:rsid="013dd395" officeooo:paragraph-rsid="013dd395"/>
    </style:style>
    <style:style style:name="P40" style:family="paragraph" style:parent-style-name="Text_20_body">
      <style:text-properties officeooo:rsid="013dd395" officeooo:paragraph-rsid="013e750e"/>
    </style:style>
    <style:style style:name="P41" style:family="paragraph" style:parent-style-name="Subtitle">
      <style:text-properties fo:language="en" fo:country="US" officeooo:rsid="011e888a" officeooo:paragraph-rsid="011e888a"/>
    </style:style>
    <style:style style:name="P42" style:family="paragraph" style:parent-style-name="Title" style:master-page-name="">
      <loext:graphic-properties draw:fill="none" draw:fill-image-width="0cm" draw:fill-image-height="0cm"/>
      <style:paragraph-properties fo:margin-left="0.7cm" fo:margin-right="0.7cm" fo:margin-top="5.001cm" fo:margin-bottom="1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officeooo:rsid="011e888a" officeooo:paragraph-rsid="011e888a"/>
    </style:style>
    <style:style style:name="P43" style:family="paragraph" style:parent-style-name="Source_20_Code">
      <style:text-properties officeooo:rsid="012406e4" officeooo:paragraph-rsid="012406e4"/>
    </style:style>
    <style:style style:name="P44" style:family="paragraph" style:parent-style-name="Source_20_Code">
      <style:text-properties officeooo:rsid="0127d9eb" officeooo:paragraph-rsid="0127d9eb"/>
    </style:style>
    <style:style style:name="P45" style:family="paragraph" style:parent-style-name="Source_20_Code">
      <style:text-properties officeooo:rsid="0127d9eb" officeooo:paragraph-rsid="01292fe4"/>
    </style:style>
    <style:style style:name="P46" style:family="paragraph" style:parent-style-name="Source_20_Code">
      <style:text-properties officeooo:rsid="012c0e88" officeooo:paragraph-rsid="012c0e88"/>
    </style:style>
    <style:style style:name="P47" style:family="paragraph" style:parent-style-name="Heading_20_2">
      <style:text-properties officeooo:rsid="00fb5dce" officeooo:paragraph-rsid="0120746e"/>
    </style:style>
    <style:style style:name="P48" style:family="paragraph" style:parent-style-name="Heading_20_2">
      <style:text-properties officeooo:rsid="01208a88" officeooo:paragraph-rsid="01208a88"/>
    </style:style>
    <style:style style:name="P49" style:family="paragraph" style:parent-style-name="Heading_20_2">
      <style:text-properties officeooo:rsid="012406e4" officeooo:paragraph-rsid="012406e4"/>
    </style:style>
    <style:style style:name="P50" style:family="paragraph" style:parent-style-name="Heading_20_2">
      <style:text-properties officeooo:rsid="0133bc95" officeooo:paragraph-rsid="0133bc95"/>
    </style:style>
    <style:style style:name="P51" style:family="paragraph" style:parent-style-name="Heading_20_2">
      <style:text-properties officeooo:rsid="012d61c4" officeooo:paragraph-rsid="012d61c4"/>
    </style:style>
    <style:style style:name="P52" style:family="paragraph" style:parent-style-name="Heading_20_2">
      <style:text-properties officeooo:rsid="0135d4ff" officeooo:paragraph-rsid="0135d4ff"/>
    </style:style>
    <style:style style:name="P53" style:family="paragraph" style:parent-style-name="Heading_20_2">
      <style:text-properties officeooo:rsid="0137e2a0" officeooo:paragraph-rsid="0137e2a0"/>
    </style:style>
    <style:style style:name="P54" style:family="paragraph" style:parent-style-name="Heading_20_2">
      <style:text-properties officeooo:rsid="0139cecf" officeooo:paragraph-rsid="0139cecf"/>
    </style:style>
    <style:style style:name="P55" style:family="paragraph" style:parent-style-name="Heading_20_2">
      <style:text-properties officeooo:rsid="013c2f7c" officeooo:paragraph-rsid="013c2f7c"/>
    </style:style>
    <style:style style:name="P56" style:family="paragraph" style:parent-style-name="Heading_20_2">
      <style:text-properties officeooo:rsid="013dd395" officeooo:paragraph-rsid="013dd395"/>
    </style:style>
    <style:style style:name="P57" style:family="paragraph" style:parent-style-name="Heading_20_2">
      <style:text-properties officeooo:rsid="014301ff" officeooo:paragraph-rsid="014301ff"/>
    </style:style>
    <style:style style:name="P58" style:family="paragraph" style:parent-style-name="Heading_20_1">
      <style:text-properties officeooo:rsid="0120746e" officeooo:paragraph-rsid="0120746e"/>
    </style:style>
    <style:style style:name="P59" style:family="paragraph" style:parent-style-name="Heading_20_1">
      <style:text-properties officeooo:rsid="012dd46f" officeooo:paragraph-rsid="012dd46f"/>
    </style:style>
    <style:style style:name="P60" style:family="paragraph" style:parent-style-name="Heading_20_1">
      <style:text-properties officeooo:rsid="012e7b56"/>
    </style:style>
    <style:style style:name="P61" style:family="paragraph" style:parent-style-name="Heading_20_1">
      <style:text-properties officeooo:rsid="0139cecf" officeooo:paragraph-rsid="0139cecf"/>
    </style:style>
    <style:style style:name="P62" style:family="paragraph" style:parent-style-name="Heading_20_1">
      <style:text-properties officeooo:rsid="00ff4752" officeooo:paragraph-rsid="00ff4752"/>
    </style:style>
    <style:style style:name="P63" style:family="paragraph" style:parent-style-name="Heading_20_1">
      <style:text-properties officeooo:rsid="014301ff" officeooo:paragraph-rsid="014301ff"/>
    </style:style>
    <style:style style:name="P64" style:family="paragraph" style:parent-style-name="Heading_20_1" style:master-page-name="">
      <style:paragraph-properties style:page-number="auto" fo:break-before="page"/>
      <style:text-properties officeooo:rsid="0120746e" officeooo:paragraph-rsid="0120746e"/>
    </style:style>
    <style:style style:name="P65" style:family="paragraph" style:parent-style-name="Standard">
      <style:text-properties style:font-name="TitilliumLight" fo:font-size="12pt" officeooo:paragraph-rsid="0137e2a0" style:font-size-asian="12pt"/>
    </style:style>
    <style:style style:name="P66" style:family="paragraph" style:parent-style-name="Standard">
      <style:text-properties style:font-name="TitilliumLight" fo:font-size="12pt" officeooo:rsid="0137e2a0" officeooo:paragraph-rsid="0137e2a0" style:font-size-asian="12pt"/>
    </style:style>
    <style:style style:name="P67" style:family="paragraph" style:parent-style-name="Standard">
      <style:text-properties style:font-name="TitilliumLight" fo:font-size="12pt" officeooo:rsid="0139cecf" officeooo:paragraph-rsid="0139cecf" style:font-size-asian="12pt"/>
    </style:style>
    <style:style style:name="P68" style:family="paragraph" style:parent-style-name="Standard">
      <style:text-properties style:font-name="TitilliumLight" fo:font-size="12pt" officeooo:paragraph-rsid="013dd395" style:font-size-asian="12pt"/>
    </style:style>
    <style:style style:name="P69" style:family="paragraph" style:parent-style-name="Standard">
      <style:paragraph-properties fo:text-align="start" style:justify-single-word="false"/>
      <style:text-properties style:font-name="TitilliumLight" fo:font-size="12pt" style:font-size-asian="12pt"/>
    </style:style>
    <style:style style:name="P70" style:family="paragraph" style:parent-style-name="Standard">
      <style:text-properties style:font-name="TitilliumLight" fo:font-size="12pt" officeooo:rsid="013dd395" officeooo:paragraph-rsid="013dd395" style:font-size-asian="12pt"/>
    </style:style>
    <style:style style:name="P71" style:family="paragraph" style:parent-style-name="Standard">
      <style:text-properties style:font-name="TitilliumLight" fo:font-size="12pt" officeooo:rsid="013e750e" officeooo:paragraph-rsid="013e750e" style:font-size-asian="12pt"/>
    </style:style>
    <style:style style:name="P72" style:family="paragraph" style:parent-style-name="Standard" style:list-style-name="L12">
      <style:text-properties style:font-name="TitilliumLight" fo:font-size="12pt" officeooo:rsid="013e750e" officeooo:paragraph-rsid="013e750e" style:font-size-asian="12pt"/>
    </style:style>
    <style:style style:name="P73" style:family="paragraph" style:parent-style-name="Standard">
      <style:text-properties officeooo:paragraph-rsid="014301ff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Text_20_body">
      <style:text-properties style:rfc-language-tag="sr-Latn-RS" fo:language="sr" fo:script="Latn" fo:country="RS" officeooo:rsid="011f8c19" officeooo:paragraph-rsid="0120746e"/>
    </style:style>
    <style:style style:name="P77" style:family="paragraph" style:parent-style-name="Text_20_body" style:list-style-name="L3"/>
    <style:style style:name="P78" style:family="paragraph" style:parent-style-name="Text_20_body" style:list-style-name="L3">
      <style:text-properties officeooo:rsid="01208a88" officeooo:paragraph-rsid="01208a88"/>
    </style:style>
    <style:style style:name="P79" style:family="paragraph" style:parent-style-name="Text_20_body" style:list-style-name="L4">
      <style:text-properties officeooo:rsid="01208a88" officeooo:paragraph-rsid="01208a88"/>
    </style:style>
    <style:style style:name="P80" style:family="paragraph" style:parent-style-name="Text_20_body" style:list-style-name="L4">
      <style:text-properties officeooo:rsid="01223de6" officeooo:paragraph-rsid="01223de6"/>
    </style:style>
    <style:style style:name="P81" style:family="paragraph" style:parent-style-name="Text_20_body" style:list-style-name="L5">
      <style:text-properties fo:language="en" fo:country="US" officeooo:rsid="0124b2b2" officeooo:paragraph-rsid="0124b2b2"/>
    </style:style>
    <style:style style:name="P82" style:family="paragraph" style:parent-style-name="Text_20_body">
      <style:text-properties fo:language="en" fo:country="US" officeooo:rsid="012c0e88" officeooo:paragraph-rsid="012c0e88"/>
    </style:style>
    <style:style style:name="P83" style:family="paragraph" style:parent-style-name="Text_20_body" style:list-style-name="L6">
      <style:text-properties officeooo:rsid="012dd46f" officeooo:paragraph-rsid="012dd46f"/>
    </style:style>
    <style:style style:name="P84" style:family="paragraph" style:parent-style-name="Text_20_body" style:list-style-name="L7">
      <style:text-properties officeooo:paragraph-rsid="0133bc95"/>
    </style:style>
    <style:style style:name="P85" style:family="paragraph" style:parent-style-name="Text_20_body" style:list-style-name="L7">
      <style:text-properties officeooo:rsid="0133bc95" officeooo:paragraph-rsid="0133bc95"/>
    </style:style>
    <style:style style:name="P86" style:family="paragraph" style:parent-style-name="Text_20_body" style:list-style-name="L8">
      <style:text-properties officeooo:rsid="0130366e" officeooo:paragraph-rsid="012ee698"/>
    </style:style>
    <style:style style:name="P87" style:family="paragraph" style:parent-style-name="Text_20_body" style:list-style-name="L8">
      <style:text-properties officeooo:rsid="0130366e" officeooo:paragraph-rsid="0130366e"/>
    </style:style>
    <style:style style:name="P88" style:family="paragraph" style:parent-style-name="Text_20_body" style:list-style-name="L8">
      <style:text-properties officeooo:rsid="0130366e" officeooo:paragraph-rsid="0139cecf"/>
    </style:style>
    <style:style style:name="P89" style:family="paragraph" style:parent-style-name="Text_20_body" style:list-style-name="L10">
      <style:text-properties officeooo:rsid="0130366e" officeooo:paragraph-rsid="0137e2a0"/>
    </style:style>
    <style:style style:name="P90" style:family="paragraph" style:parent-style-name="Text_20_body" style:list-style-name="L10">
      <style:text-properties officeooo:rsid="0130366e" officeooo:paragraph-rsid="0138b384"/>
    </style:style>
    <style:style style:name="P91" style:family="paragraph" style:parent-style-name="Text_20_body" style:list-style-name="L10">
      <style:text-properties officeooo:rsid="0130366e" officeooo:paragraph-rsid="013c2f7c"/>
    </style:style>
    <style:style style:name="P92" style:family="paragraph" style:parent-style-name="Text_20_body" style:list-style-name="L9">
      <style:text-properties officeooo:rsid="0135d4ff" officeooo:paragraph-rsid="0135d4ff"/>
    </style:style>
    <style:style style:name="P93" style:family="paragraph" style:parent-style-name="Text_20_body" style:list-style-name="L9">
      <style:text-properties officeooo:rsid="0135d4ff" officeooo:paragraph-rsid="0139cecf"/>
    </style:style>
    <style:style style:name="P94" style:family="paragraph" style:parent-style-name="Text_20_body">
      <style:text-properties style:font-name="TitilliumLight" fo:font-size="12pt" officeooo:rsid="0139175d" officeooo:paragraph-rsid="0139175d" style:font-size-asian="12pt"/>
    </style:style>
    <style:style style:name="P95" style:family="paragraph" style:parent-style-name="Text_20_body">
      <style:text-properties style:font-name="TitilliumLight" fo:font-size="12pt" officeooo:rsid="0139cecf" officeooo:paragraph-rsid="0139cecf" style:font-size-asian="12pt"/>
    </style:style>
    <style:style style:name="P96" style:family="paragraph" style:parent-style-name="Text_20_body">
      <style:text-properties style:font-name="TitilliumLight" fo:font-size="12pt" officeooo:rsid="013b5ff2" officeooo:paragraph-rsid="013b5ff2" style:font-size-asian="12pt"/>
    </style:style>
    <style:style style:name="P97" style:family="paragraph" style:parent-style-name="Text_20_body">
      <style:text-properties style:font-name="TitilliumLight" fo:font-size="12pt" officeooo:rsid="013c2f7c" officeooo:paragraph-rsid="013c2f7c" style:font-size-asian="12pt"/>
    </style:style>
    <style:style style:name="P98" style:family="paragraph" style:parent-style-name="Text_20_body">
      <style:text-properties style:font-name="TitilliumLight" fo:font-size="12pt" officeooo:rsid="013c2f7c" officeooo:paragraph-rsid="013dd395" style:font-size-asian="12pt"/>
    </style:style>
    <style:style style:name="P99" style:family="paragraph" style:parent-style-name="Text_20_body">
      <style:text-properties style:font-name="TitilliumLight" fo:font-size="12pt" officeooo:rsid="013c2f7c" officeooo:paragraph-rsid="013e750e" style:font-size-asian="12pt"/>
    </style:style>
    <style:style style:name="P100" style:family="paragraph" style:parent-style-name="Text_20_body">
      <style:text-properties style:font-name="TitilliumLight" fo:font-size="12pt" officeooo:rsid="013c2f7c" officeooo:paragraph-rsid="0145297b" style:font-size-asian="12pt"/>
    </style:style>
    <style:style style:name="P101" style:family="paragraph" style:parent-style-name="Text_20_body">
      <style:text-properties style:font-name="TitilliumLight" fo:font-size="12pt" officeooo:rsid="013dd395" officeooo:paragraph-rsid="013dd395" style:font-size-asian="12pt"/>
    </style:style>
    <style:style style:name="P102" style:family="paragraph" style:parent-style-name="Text_20_body">
      <style:text-properties style:font-name="TitilliumLight" fo:font-size="12pt" officeooo:rsid="013dd395" officeooo:paragraph-rsid="013e750e" style:font-size-asian="12pt"/>
    </style:style>
    <style:style style:name="P103" style:family="paragraph" style:parent-style-name="Text_20_body" style:list-style-name="L11">
      <style:text-properties officeooo:rsid="013ce771" officeooo:paragraph-rsid="013ce771"/>
    </style:style>
    <style:style style:name="P104" style:family="paragraph" style:parent-style-name="Text_20_body">
      <style:text-properties officeooo:rsid="013ce771" officeooo:paragraph-rsid="0143e1b9"/>
    </style:style>
    <style:style style:name="P105" style:family="paragraph" style:parent-style-name="Text_20_body">
      <style:text-properties officeooo:rsid="014301ff" officeooo:paragraph-rsid="014301ff"/>
    </style:style>
    <style:style style:name="P106" style:family="paragraph" style:parent-style-name="Text_20_body">
      <style:text-properties officeooo:rsid="0143e1b9" officeooo:paragraph-rsid="0143e1b9"/>
    </style:style>
    <style:style style:name="P107" style:family="paragraph" style:parent-style-name="Text_20_body">
      <style:text-properties officeooo:rsid="0145297b" officeooo:paragraph-rsid="0145297b"/>
    </style:style>
    <style:style style:name="P108" style:family="paragraph" style:parent-style-name="Text_20_body" style:list-style-name="L13">
      <style:text-properties officeooo:rsid="0145297b" officeooo:paragraph-rsid="0145297b"/>
    </style:style>
    <style:style style:name="P109" style:family="paragraph">
      <loext:graphic-properties draw:fill="none" draw:fill-color="#aecf00"/>
      <style:paragraph-properties fo:text-align="center"/>
    </style:style>
    <style:style style:name="P110" style:family="paragraph">
      <loext:graphic-properties draw:fill-color="#66cc00"/>
      <style:paragraph-properties fo:text-align="center"/>
    </style:style>
    <style:style style:name="P111" style:family="paragraph">
      <loext:graphic-properties draw:fill-color="#eeeeee"/>
      <style:paragraph-properties fo:text-align="center"/>
    </style:style>
    <style:style style:name="P112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1f3573"/>
    </style:style>
    <style:style style:name="T3" style:family="text">
      <style:text-properties fo:language="en" fo:country="US" officeooo:rsid="01261e9a"/>
    </style:style>
    <style:style style:name="T4" style:family="text">
      <style:text-properties fo:language="en" fo:country="US" officeooo:rsid="0127d9eb"/>
    </style:style>
    <style:style style:name="T5" style:family="text">
      <style:text-properties fo:language="en" fo:country="US" officeooo:rsid="012c0e88"/>
    </style:style>
    <style:style style:name="T6" style:family="text">
      <style:text-properties fo:language="en" fo:country="US" officeooo:rsid="0133bc95"/>
    </style:style>
    <style:style style:name="T7" style:family="text">
      <style:text-properties fo:language="en" fo:country="US" officeooo:rsid="0124b2b2"/>
    </style:style>
    <style:style style:name="T8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T9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T10" style:family="text">
      <style:text-properties style:font-name="Titillium Lt" officeooo:rsid="0120746e"/>
    </style:style>
    <style:style style:name="T11" style:family="text">
      <style:text-properties style:rfc-language-tag="sr-Latn-RS" fo:language="sr" fo:script="Latn" fo:country="RS"/>
    </style:style>
    <style:style style:name="T12" style:family="text">
      <style:text-properties style:rfc-language-tag="sr-Latn-RS" fo:language="sr" fo:script="Latn" fo:country="RS" officeooo:rsid="011f3573"/>
    </style:style>
    <style:style style:name="T13" style:family="text">
      <style:text-properties style:rfc-language-tag="sr-Latn-RS" fo:language="sr" fo:script="Latn" fo:country="RS" officeooo:rsid="01261e9a"/>
    </style:style>
    <style:style style:name="T14" style:family="text">
      <style:text-properties fo:language="sr" fo:country="RS" officeooo:rsid="011f3573"/>
    </style:style>
    <style:style style:name="T15" style:family="text">
      <style:text-properties officeooo:rsid="011f3573"/>
    </style:style>
    <style:style style:name="T16" style:family="text">
      <style:text-properties officeooo:rsid="01223de6"/>
    </style:style>
    <style:style style:name="T17" style:family="text">
      <style:text-properties officeooo:rsid="0124b2b2"/>
    </style:style>
    <style:style style:name="T18" style:family="text">
      <style:text-properties officeooo:rsid="01292fe4"/>
    </style:style>
    <style:style style:name="T19" style:family="text">
      <style:text-properties officeooo:rsid="012b133c"/>
    </style:style>
    <style:style style:name="T20" style:family="text">
      <style:text-properties officeooo:rsid="012e7b56"/>
    </style:style>
    <style:style style:name="T21" style:family="text">
      <style:text-properties officeooo:rsid="0130366e"/>
    </style:style>
    <style:style style:name="T22" style:family="text">
      <style:text-properties officeooo:rsid="013147d8"/>
    </style:style>
    <style:style style:name="T23" style:family="text">
      <style:text-properties officeooo:rsid="0133bc95"/>
    </style:style>
    <style:style style:name="T24" style:family="text">
      <style:text-properties officeooo:rsid="0135d4ff"/>
    </style:style>
    <style:style style:name="T25" style:family="text">
      <style:text-properties officeooo:rsid="0137d253"/>
    </style:style>
    <style:style style:name="T26" style:family="text">
      <style:text-properties officeooo:rsid="0137e2a0"/>
    </style:style>
    <style:style style:name="T27" style:family="text">
      <style:text-properties style:font-name="TitilliumLight" fo:font-size="12pt" style:font-size-asian="12pt"/>
    </style:style>
    <style:style style:name="T28" style:family="text">
      <style:text-properties style:font-name="TitilliumLight" fo:font-size="12pt" officeooo:rsid="0138b384" style:font-size-asian="12pt"/>
    </style:style>
    <style:style style:name="T29" style:family="text">
      <style:text-properties style:font-name="TitilliumLight" fo:font-size="12pt" officeooo:rsid="0139175d" style:font-size-asian="12pt"/>
    </style:style>
    <style:style style:name="T30" style:family="text">
      <style:text-properties style:font-name="TitilliumLight" fo:font-size="12pt" officeooo:rsid="0139cecf" style:font-size-asian="12pt"/>
    </style:style>
    <style:style style:name="T31" style:family="text">
      <style:text-properties style:font-name="TitilliumLight" fo:font-size="12pt" officeooo:rsid="013b5ff2" style:font-size-asian="12pt"/>
    </style:style>
    <style:style style:name="T32" style:family="text">
      <style:text-properties style:font-name="TitilliumLight" fo:font-size="12pt" officeooo:rsid="013c2f7c" style:font-size-asian="12pt"/>
    </style:style>
    <style:style style:name="T33" style:family="text">
      <style:text-properties style:font-name="TitilliumLight" fo:font-size="12pt" officeooo:rsid="013e750e" style:font-size-asian="12pt"/>
    </style:style>
    <style:style style:name="T34" style:family="text">
      <style:text-properties officeooo:rsid="0138b384"/>
    </style:style>
    <style:style style:name="T35" style:family="text">
      <style:text-properties officeooo:rsid="0139cecf"/>
    </style:style>
    <style:style style:name="T36" style:family="text">
      <style:text-properties officeooo:rsid="013b5ff2"/>
    </style:style>
    <style:style style:name="T37" style:family="text">
      <style:text-properties officeooo:rsid="013ce771"/>
    </style:style>
    <style:style style:name="T38" style:family="text">
      <style:text-properties officeooo:rsid="013e750e"/>
    </style:style>
    <style:style style:name="T39" style:family="text">
      <style:text-properties officeooo:rsid="013f8b25"/>
    </style:style>
    <style:style style:name="T40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isplay RGB 8x6 <text:line-break/>communication protocol </text:p>
      <text:p text:style-name="P41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<text:a xlink:type="simple" xlink:href="#__RefHeading___Toc1664_118771661" text:style-name="Index_20_Link" text:visited-style-name="Index_20_Link">1. Introduction<text:tab/>3</text:a></text:p>
          <text:p text:style-name="P74"><text:a xlink:type="simple" xlink:href="#__RefHeading___Toc1028_1420265779" text:style-name="Index_20_Link" text:visited-style-name="Index_20_Link">2. UART communication parameters and coding system<text:tab/>4</text:a></text:p>
          <text:p text:style-name="P75"><text:a xlink:type="simple" xlink:href="#__RefHeading___Toc1030_1420265779" text:style-name="Index_20_Link" text:visited-style-name="Index_20_Link">2.1. UART communication parameters<text:tab/>4</text:a></text:p>
          <text:p text:style-name="P75"><text:a xlink:type="simple" xlink:href="#__RefHeading___Toc1032_1420265779" text:style-name="Index_20_Link" text:visited-style-name="Index_20_Link">2.2. Connector for RS485 communication<text:tab/>4</text:a></text:p>
          <text:p text:style-name="P75"><text:a xlink:type="simple" xlink:href="#__RefHeading___Toc1034_1420265779" text:style-name="Index_20_Link" text:visited-style-name="Index_20_Link">2.3. Coding system<text:tab/>4</text:a></text:p>
          <text:p text:style-name="P74"><text:a xlink:type="simple" xlink:href="#__RefHeading___Toc1036_1420265779" text:style-name="Index_20_Link" text:visited-style-name="Index_20_Link">3. Command structure<text:tab/>7</text:a></text:p>
          <text:p text:style-name="P75"><text:a xlink:type="simple" xlink:href="#__RefHeading___Toc1202_1420265779" text:style-name="Index_20_Link" text:visited-style-name="Index_20_Link">3.1. Communication protocol<text:tab/>7</text:a></text:p>
          <text:p text:style-name="P74"><text:a xlink:type="simple" xlink:href="#__RefHeading___Toc1038_1420265779" text:style-name="Index_20_Link" text:visited-style-name="Index_20_Link">4. Display setup commands<text:tab/>8</text:a></text:p>
          <text:p text:style-name="P75"><text:a xlink:type="simple" xlink:href="#__RefHeading___Toc1040_1420265779" text:style-name="Index_20_Link" text:visited-style-name="Index_20_Link">4.1. Set display configuration<text:tab/>8</text:a></text:p>
          <text:p text:style-name="P75"><text:a xlink:type="simple" xlink:href="#__RefHeading___Toc1204_1420265779" text:style-name="Index_20_Link" text:visited-style-name="Index_20_Link">4.2. Get display configuration<text:tab/>8</text:a></text:p>
          <text:p text:style-name="P75"><text:a xlink:type="simple" xlink:href="#__RefHeading___Toc1206_1420265779" text:style-name="Index_20_Link" text:visited-style-name="Index_20_Link">4.3. Get display versions<text:tab/>9</text:a></text:p>
          <text:p text:style-name="P74"><text:a xlink:type="simple" xlink:href="#__RefHeading___Toc1208_1420265779" text:style-name="Index_20_Link" text:visited-style-name="Index_20_Link">5. Display data commands<text:tab/>10</text:a></text:p>
          <text:p text:style-name="P75"><text:a xlink:type="simple" xlink:href="#__RefHeading___Toc1210_1420265779" text:style-name="Index_20_Link" text:visited-style-name="Index_20_Link">5.1. Set default color<text:tab/>10</text:a></text:p>
          <text:p text:style-name="P75"><text:a xlink:type="simple" xlink:href="#__RefHeading___Toc1212_1420265779" text:style-name="Index_20_Link" text:visited-style-name="Index_20_Link">5.2. Get default color<text:tab/>10</text:a></text:p>
          <text:p text:style-name="P75"><text:a xlink:type="simple" xlink:href="#__RefHeading___Toc1214_1420265779" text:style-name="Index_20_Link" text:visited-style-name="Index_20_Link">5.3. Upload monochromatic data to display<text:tab/>11</text:a></text:p>
          <text:p text:style-name="P75"><text:a xlink:type="simple" xlink:href="#__RefHeading___Toc1216_1420265779" text:style-name="Index_20_Link" text:visited-style-name="Index_20_Link">5.3. Upload RGB data to display<text:tab/>12</text:a></text:p>
          <text:p text:style-name="P74"><text:a xlink:type="simple" xlink:href="#__RefHeading___Toc1666_1282681935" text:style-name="Index_20_Link" text:visited-style-name="Index_20_Link">6. Special commands<text:tab/>13</text:a></text:p>
          <text:p text:style-name="P75"><text:a xlink:type="simple" xlink:href="#__RefHeading___Toc1668_1282681935" text:style-name="Index_20_Link" text:visited-style-name="Index_20_Link">6.1. Set relay state<text:tab/>13</text:a></text:p>
          <text:p text:style-name="P74"><text:a xlink:type="simple" xlink:href="#__RefHeading___Toc1666_118771661" text:style-name="Index_20_Link" text:visited-style-name="Index_20_Link">Revision history<text:tab/>14</text:a></text:p>
        </text:index-body>
      </text:table-of-content>
      <text:p text:style-name="P2"/>
      <text:list xml:id="list5516821471166093248" text:style-name="Outline">
        <text:list-item>
          <text:h text:style-name="P64" text:outline-level="1"><text:bookmark-start text:name="__RefHeading___Toc1664_118771661"/>1. Introduction<text:bookmark-end text:name="__RefHeading___Toc1664_118771661"/></text:h>
        </text:list-item>
      </text:list>
      <text:p text:style-name="P8"><text:span text:style-name="T14">Т</text:span><text:span text:style-name="T15">he device consists of several modules with RGB matrix of 8 </text:span><text:span text:style-name="T2">x</text:span><text:span text:style-name="T15"> 6 pixels. </text:span><text:span text:style-name="T12">N</text:span><text:span text:style-name="T15">umber of modules is determined by the number of rows and number of modules in one row. </text:span></text:p>
      <text:p text:style-name="P76">This document explains communication <text:s/>with display via UART.</text:p>
      <text:list xml:id="list84743080823180" text:continue-numbering="true" text:style-name="Outline">
        <text:list-item>
          <text:h text:style-name="P58" text:outline-level="1"><text:bookmark-start text:name="__RefHeading___Toc1028_1420265779"/>2. UART communication parameters and coding system<text:bookmark-end text:name="__RefHeading___Toc1028_1420265779"/></text:h>
          <text:list>
            <text:list-item>
              <text:h text:style-name="P47" text:outline-level="2"><text:bookmark-start text:name="__RefHeading___Toc1030_1420265779"/><text:span text:style-name="DL_20_Naslov_20_2"><text:span text:style-name="T10">2.1. UART communication parameters</text:span></text:span><text:bookmark-end text:name="__RefHeading___Toc1030_1420265779"/></text:h>
            </text:list-item>
          </text:list>
        </text:list-item>
      </text:list>
      <text:list xml:id="list998097694834574549" text:style-name="L3">
        <text:list-item>
          <text:p text:style-name="P77">Communication standard: RS485 half duplex</text:p>
        </text:list-item>
        <text:list-item>
          <text:p text:style-name="P77">Data transmission speed: 250Kbps</text:p>
        </text:list-item>
        <text:list-item>
          <text:p text:style-name="P78">Serial protocol: 8-N-1 (8 data bits, no parity bit, 1 stop bit)</text:p>
        </text:list-item>
      </text:list>
      <text:list xml:id="list84743304149421" text:continue-list="list84743080823180" text:style-name="Outline">
        <text:list-item>
          <text:list>
            <text:list-item>
              <text:h text:style-name="P48" text:outline-level="2"><text:bookmark-start text:name="__RefHeading___Toc1032_1420265779"/>2.2. Connector for RS485 communication<text:bookmark-end text:name="__RefHeading___Toc1032_1420265779"/></text:h>
            </text:list-item>
          </text:list>
        </text:list-item>
      </text:list>
      <text:p text:style-name="P9">For RS485 communication is used RJ45 connector. </text:p>
      <text:p text:style-name="P9">Pins assignment:</text:p>
      <text:list xml:id="list7654482338098138842" text:style-name="L4">
        <text:list-item>
          <text:p text:style-name="P79">1-3: power supply (from +5V to + 8V)</text:p>
        </text:list-item>
        <text:list-item>
          <text:p text:style-name="P79">4: <text:span text:style-name="T16">RS485 B inverting input or output</text:span></text:p>
        </text:list-item>
        <text:list-item>
          <text:p text:style-name="P80">5: RS485 A non inverting input or output</text:p>
        </text:list-item>
        <text:list-item>
          <text:p text:style-name="P80">6-8: power and signal ground</text:p>
        </text:list-item>
      </text:list>
      <text:list xml:id="list84743306982646" text:continue-list="list84743304149421" text:style-name="Outline">
        <text:list-item>
          <text:list>
            <text:list-item>
              <text:h text:style-name="P49" text:outline-level="2"><text:bookmark-start text:name="__RefHeading___Toc1034_1420265779"/>2.3. Coding system<text:bookmark-end text:name="__RefHeading___Toc1034_1420265779"/></text:h>
            </text:list-item>
          </text:list>
        </text:list-item>
      </text:list>
      <text:p text:style-name="P10">Communication is done through the frames of data.</text:p>
      <text:p text:style-name="P10">Data in frame are coded with Hamming code.</text:p>
      <text:p text:style-name="P10">The length of coded frame is 22 bytes, and length of decoded frame is 8 bytes.</text:p>
      <text:p text:style-name="P10">Value of fixed bytes in coded frame:</text:p>
      <text:p text:style-name="P43">#define FRAME_LENGTH<text:tab/><text:tab/>0x16<text:tab/>// Coded data<text:tab/><text:tab/><text:tab/></text:p>
      <text:p text:style-name="P43">#define DATA_LENGTH<text:tab/><text:tab/>0x08<text:tab/>// Decoded data</text:p>
      <text:p text:style-name="P43">#define FRAME_START<text:tab/><text:tab/>0x81<text:tab/><text:tab/></text:p>
      <text:p text:style-name="P43">#define FRAME_TYPE_<text:span text:style-name="T17">COMMAND</text:span><text:tab/>0x7E</text:p>
      <text:p text:style-name="P43">#define FRAME_TYPE_ACK<text:tab/>0xE7</text:p>
      <text:p text:style-name="P43">#define FRAME_TYPE_REPLY<text:tab/>0xEE</text:p>
      <text:p text:style-name="P43">#define FRAME_STOP1<text:tab/><text:tab/>0xBD</text:p>
      <text:p text:style-name="P43">#define FRAME_STOP2<text:tab/><text:tab/>0xDB</text:p>
      <text:p text:style-name="P11">First byte in coded frame is FRAME_START = 0x81, 21-st byte is FRAME_STOP1 = 0xBD, and 22-nd <text:s/>byte is FRAME_STOP2 = 0xDB.</text:p>
      <text:p text:style-name="P11">Second byte <text:span text:style-name="T11">determines t</text:span><text:span text:style-name="T1">ype of frame.</text:span></text:p>
      <text:list xml:id="list5508753032102526368" text:style-name="L5">
        <text:list-item>
          <text:p text:style-name="P81">FRAME_TYPE_COMMAND = 0x7E – command</text:p>
        </text:list-item>
        <text:list-item>
          <text:p text:style-name="P81">FRAME_TYPE_ACK = 0xE7 – acknowledgment of command</text:p>
        </text:list-item>
        <text:list-item>
          <text:p text:style-name="P81"><text:soft-page-break/>FRAME_TYPE_REPLY <text:s/>= 0xEE - response to the command</text:p>
        </text:list-item>
      </text:list>
      <text:p text:style-name="P12">Bytes from 3-rd to 20-th are coded values of 8 data from command, including two check-sum bytes into positions 19 and 20. <text:span text:style-name="T19">Check_sum is sum of 8 command bytes increased by 7.</text:span> For each byte from command exists two coded bytes in coded frame. </text:p>
      <text:p text:style-name="P13"><text:span text:style-name="T13">There is source code </text:span><text:span text:style-name="T3">(C language) </text:span><text:span text:style-name="T4">for coded data frame </text:span><text:span text:style-name="T5">calculation</text:span></text:p>
      <text:p text:style-name="P44">unsigned char coded_data[22];</text:p>
      <text:p text:style-name="P44">unsigned char data[8];</text:p>
      <text:p text:style-name="P44"/>
      <text:p text:style-name="P44">void CodeFrame(<text:span text:style-name="T18">unsigned char frame_type, unsigned char *data, unsigned char *coded_data</text:span>)</text:p>
      <text:p text:style-name="P44">{</text:p>
      <text:p text:style-name="P45"><text:tab/>unsigned char Haming84[] = { 0x00, 0x87, 0x99, 0x1E, 0xAA, 0x2D, 0x33, 0xB4, </text:p>
      <text:p text:style-name="P45"><text:tab/><text:tab/><text:tab/><text:tab/><text:tab/>0x4B, 0xCC, 0xD2, 0x55, 0xE1, 0x66, 0x78, 0xFF };</text:p>
      <text:p text:style-name="P44"><text:tab/>unsigned char i, j, temp, check_sum;</text:p>
      <text:p text:style-name="P44"><text:tab/>coded_data[0] = FRAME_START;</text:p>
      <text:p text:style-name="P44"><text:tab/><text:span text:style-name="T18">coded_data[1] = frame_type;</text:span></text:p>
      <text:p text:style-name="P44"><text:tab/>coded_data[20] = FRAME_STOP1;</text:p>
      <text:p text:style-name="P44"><text:tab/>coded_data[21] = FRAME_STOP2;</text:p>
      <text:p text:style-name="P44"><text:tab/>check_sum = 7;</text:p>
      <text:p text:style-name="P44"><text:tab/>j = 2;</text:p>
      <text:p text:style-name="P44"><text:tab/>for (i = 0; i &lt; 8; i++)</text:p>
      <text:p text:style-name="P44"><text:tab/>{</text:p>
      <text:p text:style-name="P44"><text:tab/><text:tab/>sum += data[i];</text:p>
      <text:p text:style-name="P44"/>
      <text:p text:style-name="P44"><text:tab/><text:tab/>temp = Haming84[data[i] &gt;&gt; 4];</text:p>
      <text:p text:style-name="P44"><text:tab/><text:tab/>coded_data[j++] = temp;</text:p>
      <text:p text:style-name="P44"><text:tab/><text:tab/>temp = Haming84[data[i] &amp; 0x0F];</text:p>
      <text:p text:style-name="P44"><text:tab/><text:tab/>coded_data[j++] = temp;</text:p>
      <text:p text:style-name="P44"><text:tab/>}</text:p>
      <text:p text:style-name="P44"><text:tab/>temp = Haming84[check_sum &gt;&gt; 4];</text:p>
      <text:p text:style-name="P44"><text:tab/>coded_data[18] = temp;</text:p>
      <text:p text:style-name="P44"><text:tab/>temp = Haming84[check_sum &amp; 0x0F];</text:p>
      <text:p text:style-name="P44"><text:tab/>coded_data[19] = temp;</text:p>
      <text:p text:style-name="P44">}</text:p>
      <text:p text:style-name="P44"/>
      <text:p text:style-name="P14"><text:span text:style-name="T3">T</text:span><text:span text:style-name="T1">here is decoding of coded data frame source code</text:span></text:p>
      <text:p text:style-name="P46">unsigned char Hamming841[] =</text:p>
      <text:p text:style-name="P46">{ 0x00, 0x80, 0x80, 0x41, 0x80, 0x41, 0x41, 0x81, 0x80, 0x42, 0x44, 0x88, 0x49,</text:p>
      <text:p text:style-name="P46"><text:tab/><text:tab/>0x85, 0x83, 0x41, 0x80, 0x42, 0x4A, 0x86, 0x47, 0x8B, 0x83, 0x41, 0x42,</text:p>
      <text:p text:style-name="P46"><text:tab/><text:tab/>0x82, 0x83, 0x42, 0x83, 0x42, 0x03, 0x83, 0x80, 0x4C, 0x44, 0x86, 0x47,</text:p>
      <text:p text:style-name="P46"><text:tab/><text:tab/>0x85, 0x8D, 0x41, 0x44, 0x85, 0x84, 0x44, 0x85, 0x05, 0x44, 0x85, 0x47,</text:p>
      <text:p text:style-name="P46"><text:tab/><text:tab/>0x86, 0x86, 0x06, 0x87, 0x47, 0x47, 0x86, 0x8E, 0x42, 0x44, 0x86, 0x47,</text:p>
      <text:p text:style-name="P46"><text:tab/><text:tab/>0x85, 0x83, 0x4F, 0x80, 0x4C, 0x4A, 0x88, 0x49, 0x8B, 0x8D, 0x41, 0x49,</text:p>
      <text:p text:style-name="P46"><text:tab/><text:tab/>0x88, 0x88, 0x08, 0x89, 0x49, 0x49, 0x88, 0x4A, 0x8B, 0x8A, 0x4A, 0x8B,</text:p>
      <text:p text:style-name="P46"><text:tab/><text:tab/>0x0B, 0x4A, 0x8B, 0x8E, 0x42, 0x4A, 0x88, 0x49, 0x8B, 0x83, 0x4F, 0x4C,</text:p>
      <text:p text:style-name="P46"><text:tab/><text:tab/>0x8C, 0x8D, 0x4C, 0x8D, 0x4C, 0x0D, 0x8D, 0x8E, 0x4C, 0x44, 0x88, 0x49,</text:p>
      <text:p text:style-name="P46"><text:tab/><text:tab/>0x85, 0x8D, 0x4F, 0x8E, 0x4C, 0x4A, 0x86, 0x47, 0x8B, 0x8D, 0x4F, 0x0E,</text:p>
      <text:p text:style-name="P46"><text:tab/><text:tab/>0x8E, 0x8E, 0x4F, 0x8E, 0x4F, 0x4F, 0x8F, 0x80, 0x40, 0x40, 0x81, 0x40,</text:p>
      <text:p text:style-name="P46"><text:tab/><text:tab/>0x81, 0x81, 0x01, 0x40, 0x82, 0x84, 0x48, 0x89, 0x45, 0x43, 0x81, 0x40,</text:p>
      <text:p text:style-name="P46"><text:tab/><text:tab/>0x82, 0x8A, 0x46, 0x87, 0x4B, 0x43, 0x81, 0x82, 0x02, 0x43, 0x82, 0x43,</text:p>
      <text:p text:style-name="P46"><text:tab/><text:tab/>0x82, 0x83, 0x43, 0x40, 0x8C, 0x84, 0x46, 0x87, 0x45, 0x4D, 0x81, 0x84,</text:p>
      <text:p text:style-name="P46"><text:tab/><text:tab/>0x45, 0x04, 0x84, 0x45, 0x85, 0x84, 0x45, 0x87, 0x46, 0x46, 0x86, 0x07,</text:p>
      <text:p text:style-name="P46"><text:tab/><text:tab/>0x87, 0x87, 0x46, 0x4E, 0x82, 0x84, 0x46, 0x87, 0x45, 0x43, 0x8F, 0x40,</text:p>
      <text:p text:style-name="P46"><text:tab/><text:tab/>0x8C, 0x8A, 0x48, 0x89, 0x4B, 0x4D, 0x81, 0x89, 0x48, 0x48, 0x88, 0x09,</text:p>
      <text:p text:style-name="P46"><text:tab/><text:tab/>0x89, 0x89, 0x48, 0x8A, 0x4B, 0x0A, 0x8A, 0x4B, 0x8B, 0x8A, 0x4B, 0x4E,</text:p>
      <text:p text:style-name="P46"><text:tab/><text:tab/>0x82, 0x8A, 0x48, 0x89, 0x4B, 0x43, 0x8F, 0x8C, 0x0C, 0x4D, 0x8C, 0x4D,</text:p>
      <text:p text:style-name="P46"><text:tab/><text:tab/>0x8C, 0x8D, 0x4D, 0x4E, 0x8C, 0x84, 0x48, 0x89, 0x45, 0x4D, 0x8F, 0x4E,</text:p>
      <text:p text:style-name="P46"><text:soft-page-break/><text:tab/><text:tab/>0x8C, 0x8A, 0x46, 0x87, 0x4B, 0x4D, 0x8F, 0x8E, 0x4E, 0x4E, 0x8F, 0x4E,</text:p>
      <text:p text:style-name="P46"><text:tab/><text:tab/>0x8F, 0x8F, 0x0F };</text:p>
      <text:p text:style-name="P46"/>
      <text:p text:style-name="P46">// Error codes </text:p>
      <text:p text:style-name="P46">#define TERR_BAD_FRAME<text:tab/>0x08</text:p>
      <text:p text:style-name="P46">#define TERR_BAD_SUM<text:tab/><text:tab/>0x10</text:p>
      <text:p text:style-name="P46">#define TERRB_BAD_CODE<text:tab/>0x05</text:p>
      <text:p text:style-name="P46">#define TERRB_NOISE<text:tab/><text:tab/>0x07</text:p>
      <text:p text:style-name="P46"/>
      <text:p text:style-name="P46">unsigned char coded_data[22];</text:p>
      <text:p text:style-name="P46">unsigned char decoded_data[8];</text:p>
      <text:p text:style-name="P46"/>
      <text:p text:style-name="P46">unsigned char DecodeFrame1(unsigned char *coded_data, unsigned char *decoded_data)</text:p>
      <text:p text:style-name="P46">{</text:p>
      <text:p text:style-name="P46"><text:tab/>unsigned char i, j, sum, c, data;</text:p>
      <text:p text:style-name="P46"/>
      <text:p text:style-name="P46"><text:tab/>if (coded_data[0] != FRAME_START)</text:p>
      <text:p text:style-name="P46"><text:tab/><text:tab/>return TERR_BAD_FRAME;</text:p>
      <text:p text:style-name="P46"><text:tab/>if (coded_data[20] != FRAME_STOP1)</text:p>
      <text:p text:style-name="P46"><text:tab/><text:tab/>return TERR_BAD_FRAME;</text:p>
      <text:p text:style-name="P46"><text:tab/>if (coded_data[21] != FRAME_STOP2)</text:p>
      <text:p text:style-name="P46"><text:tab/><text:tab/>return TERR_BAD_FRAME;</text:p>
      <text:p text:style-name="P46"><text:tab/>j = 2;</text:p>
      <text:p text:style-name="P46"><text:tab/>sum = 7;</text:p>
      <text:p text:style-name="P46"><text:tab/>for (i = 0; i &lt;= 8; i++)</text:p>
      <text:p text:style-name="P46"><text:tab/>{</text:p>
      <text:p text:style-name="P46"><text:tab/><text:tab/>c = Hamming841[coded_data[j++]];</text:p>
      <text:p text:style-name="P46"><text:tab/><text:tab/>if (c &amp; WRONG_CODE)</text:p>
      <text:p text:style-name="P46"><text:tab/><text:tab/><text:tab/>return TERRB_BAD_CODE;</text:p>
      <text:p text:style-name="P46"><text:tab/><text:tab/>if (c &amp; SINGLE_ERROR)</text:p>
      <text:p text:style-name="P46"><text:tab/><text:tab/><text:tab/>return TERRB_NOISE;</text:p>
      <text:p text:style-name="P46"><text:tab/><text:tab/>data = c &lt;&lt; 4;</text:p>
      <text:p text:style-name="P46"><text:tab/><text:tab/>c = Hamming841[coded_data[j++]];</text:p>
      <text:p text:style-name="P46"><text:tab/><text:tab/>if (c &amp; WRONG_CODE)</text:p>
      <text:p text:style-name="P46"><text:tab/><text:tab/><text:tab/>return TERRB_BAD_CODE;</text:p>
      <text:p text:style-name="P46"><text:tab/><text:tab/>if (c &amp; SINGLE_ERROR)</text:p>
      <text:p text:style-name="P46"><text:tab/><text:tab/><text:tab/>return TERRB_NOISE;</text:p>
      <text:p text:style-name="P46"><text:tab/><text:tab/>data |= c &amp; 0x0F;</text:p>
      <text:p text:style-name="P46"/>
      <text:p text:style-name="P46"><text:tab/><text:tab/>if (i &lt; 8)</text:p>
      <text:p text:style-name="P46"><text:tab/><text:tab/>{</text:p>
      <text:p text:style-name="P46"><text:tab/><text:tab/><text:tab/>decoded_data[i] = data;</text:p>
      <text:p text:style-name="P46"><text:tab/><text:tab/><text:tab/>sum += decoded_data[i];</text:p>
      <text:p text:style-name="P46"><text:tab/><text:tab/>}</text:p>
      <text:p text:style-name="P46"><text:tab/>}</text:p>
      <text:p text:style-name="P46"><text:tab/>if (data != sum)</text:p>
      <text:p text:style-name="P46"><text:tab/><text:tab/>return TERR_BAD_SUM;</text:p>
      <text:p text:style-name="P46"><text:tab/>return 0;</text:p>
      <text:p text:style-name="P46">}</text:p>
      <text:p text:style-name="P82"/>
      <text:list xml:id="list84744609331402" text:continue-list="list84743306982646" text:style-name="Outline">
        <text:list-item>
          <text:h text:style-name="P59" text:outline-level="1"><text:bookmark-start text:name="__RefHeading___Toc1036_1420265779"/>3. Command structure<text:bookmark-end text:name="__RefHeading___Toc1036_1420265779"/></text:h>
        </text:list-item>
      </text:list>
      <text:p text:style-name="P15">Command is array of 8 bytes.</text:p>
      <text:p text:style-name="P15">Bytes assignment:</text:p>
      <text:list xml:id="list3072423688446024815" text:style-name="L6">
        <text:list-item>
          <text:p text:style-name="P83">1 – command code</text:p>
        </text:list-item>
        <text:list-item>
          <text:p text:style-name="P83">2-3 – device bus ID</text:p>
        </text:list-item>
        <text:list-item>
          <text:p text:style-name="P83">4-8 – command parameters <text:s/>(5 bytes)</text:p>
        </text:list-item>
      </text:list>
      <text:p text:style-name="P15">Example:</text:p>
      <text:p text:style-name="P15">command code = 0x20</text:p>
      <text:p text:style-name="P15">device bus ID = 0x0000</text:p>
      <text:p text:style-name="P15">command parameters = {0x10, 0x20, 0x30, 0x40, 0x50}</text:p>
      <text:p text:style-name="P15">command data = 20 00 00 10 20 30 40 50</text:p>
      <text:p text:style-name="P16">coded <text:span text:style-name="T22">command</text:span> = <text:span text:style-name="T22">81 7E 99 00 00 00 00 00 87 00 99 00 1E 00 AA 00 2D 00 87 B4 BD DB</text:span> </text:p>
      <text:list xml:id="list84744496394740" text:continue-list="list84744609331402" text:style-name="Outline">
        <text:list-item>
          <text:list>
            <text:list-item>
              <text:h text:style-name="P50" text:outline-level="2"><text:bookmark-start text:name="__RefHeading___Toc1202_1420265779"/>3.1. Communication protocol<text:bookmark-end text:name="__RefHeading___Toc1202_1420265779"/></text:h>
            </text:list-item>
          </text:list>
        </text:list-item>
      </text:list>
      <text:list xml:id="list8580681318869634049" text:style-name="L7">
        <text:list-item>
          <text:p text:style-name="P84"><text:span text:style-name="T23">coded command sends from PC or MCU to display (</text:span><text:span text:style-name="T6">FRAME_TYPE_COMMAND)</text:span></text:p>
        </text:list-item>
        <text:list-item>
          <text:p text:style-name="P85">display sends coded acknowledgment of receipt of command (<text:span text:style-name="T7">FRAME_TYPE_</text:span><text:span text:style-name="T1">ACK)</text:span></text:p>
        </text:list-item>
        <text:list-item>
          <text:p text:style-name="P85">display sends coded response to command (<text:span text:style-name="T7">FRAME_TYPE_</text:span><text:span text:style-name="T1">REPLY)</text:span></text:p>
        </text:list-item>
      </text:list>
      <text:p text:style-name="P24"/>
      <text:list xml:id="list84744690709874" text:continue-list="list84744496394740" text:style-name="Outline">
        <text:list-item>
          <text:h text:style-name="P60" text:outline-level="1"><text:bookmark-start text:name="__RefHeading___Toc1038_1420265779"/>4. Display setup commands<text:bookmark-end text:name="__RefHeading___Toc1038_1420265779"/></text:h>
          <text:list>
            <text:list-item>
              <text:h text:style-name="P51" text:outline-level="2"><text:bookmark-start text:name="__RefHeading___Toc1040_1420265779"/><text:span text:style-name="T20">4</text:span>.1. Set display configuration<text:bookmark-end text:name="__RefHeading___Toc1040_1420265779"/></text:h>
            </text:list-item>
          </text:list>
        </text:list-item>
      </text:list>
      <text:p text:style-name="P15">Set the number of rows of RGB modules, number of RGB modules in one row (number of</text:p>
      <text:p text:style-name="P15">columns), and brightness of display.</text:p>
      <text:p text:style-name="P17">Command code is SET_DEVICE_CONFIG = 0x55.</text:p>
      <text:p text:style-name="P17">Command parameters:</text:p>
      <text:list xml:id="list5899315770634268683" text:style-name="L8">
        <text:list-item>
          <text:p text:style-name="P86">P1 – brightness (0 – 100) </text:p>
        </text:list-item>
        <text:list-item>
          <text:p text:style-name="P87">P2 – number of rows of RGB modules</text:p>
        </text:list-item>
        <text:list-item>
          <text:p text:style-name="P87">P3 – number of RGB modules in one row</text:p>
        </text:list-item>
        <text:list-item>
          <text:p text:style-name="P87">P4 – reserve</text:p>
        </text:list-item>
        <text:list-item>
          <text:p text:style-name="P87">P5 – check-sum = P1 ^ P2 ^ P3 ^ P4 ^ 0x3B + 7</text:p>
        </text:list-item>
      </text:list>
      <text:p text:style-name="P25">Possible responses: </text:p>
      <text:list xml:id="list6619188222352336958" text:style-name="L9">
        <text:list-item>
          <text:p text:style-name="P92">OPERATION_OK = 0x81</text:p>
        </text:list-item>
        <text:list-item>
          <text:p text:style-name="P92">OPERATION_WRONG = 0x82</text:p>
        </text:list-item>
      </text:list>
      <text:p text:style-name="P21">Example:</text:p>
      <text:p text:style-name="P21">P1 = 1<text:span text:style-name="T24">0</text:span>, P2 = <text:span text:style-name="T24">1</text:span>, P3 = <text:span text:style-name="T24">3</text:span>, P4 = 0, P5 = <text:span text:style-name="T21">1 0 ^ 1 ^ 3 <text:s/>^ 0 ^ 0x3B + 7 = <text:s/>0x3A</text:span></text:p>
      <text:p text:style-name="P19">Command: 55 00 00 0<text:span text:style-name="T24">A</text:span> 0<text:span text:style-name="T24">1</text:span> 0<text:span text:style-name="T24">3</text:span> 00 3A</text:p>
      <text:p text:style-name="P20">Coded command <text:span text:style-name="T36">&gt;</text:span> <text:span text:style-name="T25">81 7E 2D 2D 00 00 00 00 00 00 D2 00 87 00 1E 00 00 1E 1E FF BD DB <text:s/></text:span><text:s/></text:p>
      <text:p text:style-name="P22">Coded acknowledge <text:span text:style-name="T36">&lt;</text:span> <text:span text:style-name="T25">81 E7 2D 2D 00 00 00 00 00 00 D2 00 87 00 1E 00 00 1E 1E FF BD DB </text:span></text:p>
      <text:p text:style-name="P23">Coded reply <text:span text:style-name="T36">&lt;</text:span> <text:span text:style-name="T26">81 EE 4B 87 00 4B 00 00 00 00 00 00 00 00 00 00 00 00 CC 00 BD DB </text:span></text:p>
      <text:p text:style-name="P24">Decoded reply: 81 0<text:span text:style-name="T26">8</text:span> 00 00 00 00 00 00</text:p>
      <text:list xml:id="list84743698036656" text:continue-list="list84744690709874" text:style-name="Outline">
        <text:list-item>
          <text:list>
            <text:list-item>
              <text:h text:style-name="P52" text:outline-level="2"><text:bookmark-start text:name="__RefHeading___Toc1204_1420265779"/>4.2. Get display configuration<text:bookmark-end text:name="__RefHeading___Toc1204_1420265779"/></text:h>
            </text:list-item>
          </text:list>
        </text:list-item>
      </text:list>
      <text:p text:style-name="P25">Get the number of rows of RGB modules, number of RGB modules in one row (number of</text:p>
      <text:p text:style-name="P25">columns), and brightness of display.</text:p>
      <text:p text:style-name="P25">Command code is GET_DEVICE_CONFIG = 0x56.</text:p>
      <text:p text:style-name="P25">No command parameters (all values is 0).</text:p>
      <text:p text:style-name="P25">Response <text:s/>is OPERATION_OK = 0x81</text:p>
      <text:p text:style-name="P25">Response parameters:</text:p>
      <text:list xml:id="list8874827109959015716" text:style-name="L10">
        <text:list-item>
          <text:p text:style-name="P89">P1 – brightness (0 – 100) </text:p>
        </text:list-item>
        <text:list-item>
          <text:p text:style-name="P89">P2 – number of rows of RGB modules</text:p>
        </text:list-item>
        <text:list-item>
          <text:p text:style-name="P89"><text:soft-page-break/>P3 – number of RGB modules in one row</text:p>
        </text:list-item>
        <text:list-item>
          <text:p text:style-name="P89">P4 – <text:span text:style-name="T26">0</text:span></text:p>
        </text:list-item>
        <text:list-item>
          <text:p text:style-name="P89">P5 – <text:span text:style-name="T26">0</text:span></text:p>
        </text:list-item>
      </text:list>
      <text:p text:style-name="P31">Example:</text:p>
      <text:p text:style-name="P31">Command: 56 00 00 00 00 00 00 00</text:p>
      <text:p text:style-name="P31">Coded command <text:span text:style-name="T36">&gt;</text:span> 81 7E 2D 33 00 00 00 00 00 00 00 00 00 00 00 00 00 00 2D 66 BD DB </text:p>
      <text:p text:style-name="P23">Coded acknowledge <text:span text:style-name="T36">&lt;</text:span> <text:span text:style-name="T26">81 E7 2D 33 00 00 00 00 00 00 00 00 00 00 00 00 00 00 2D 66 BD DB</text:span></text:p>
      <text:p text:style-name="P31">Coded reply <text:span text:style-name="T36">&lt;</text:span> 81 EE 4B 87 00 4B 00 00 00 D2 00 87 00 1E 00 00 00 00 CC 78 BD DB</text:p>
      <text:p text:style-name="P31">Decoded reply: 81 08 00 0A 01 03 00 00</text:p>
      <text:p text:style-name="P31">P1 = 0x0A, P2 = 0x01, P3 = 0x03</text:p>
      <text:list xml:id="list84744773478479" text:continue-list="list84743698036656" text:style-name="Outline">
        <text:list-item>
          <text:list>
            <text:list-item>
              <text:h text:style-name="P53" text:outline-level="2"><text:bookmark-start text:name="__RefHeading___Toc1206_1420265779"/>4.3. Get display versions<text:bookmark-end text:name="__RefHeading___Toc1206_1420265779"/></text:h>
            </text:list-item>
          </text:list>
        </text:list-item>
      </text:list>
      <text:p text:style-name="P65">Get the display hardware version, and display firmware version.</text:p>
      <text:p text:style-name="P66">Command code is GET_DEVICE_VERSION<text:tab/>= 0x57.</text:p>
      <text:p text:style-name="P27">No command parameters (all values is 0).</text:p>
      <text:p text:style-name="P27">Response <text:s/>is OPERATION_OK = 0x81</text:p>
      <text:p text:style-name="P27">Response parameters:</text:p>
      <text:list xml:id="list84744410083063" text:continue-list="list8874827109959015716" text:style-name="L10">
        <text:list-item>
          <text:p text:style-name="P90">P1 – HARDWARE_TYPE = 36</text:p>
        </text:list-item>
        <text:list-item>
          <text:p text:style-name="P90">P2 – <text:span text:style-name="T34">HARDWARE_VERSION</text:span></text:p>
        </text:list-item>
        <text:list-item>
          <text:p text:style-name="P89">P3 – <text:span text:style-name="T34">FIRMWARE_VERSION low byte</text:span></text:p>
        </text:list-item>
        <text:list-item>
          <text:p text:style-name="P90">P4 – <text:span text:style-name="T28">FIRMWARE_VERSION high byte</text:span></text:p>
        </text:list-item>
        <text:list-item>
          <text:p text:style-name="P90"><text:span text:style-name="T27">P5 – </text:span><text:span text:style-name="T29">0</text:span></text:p>
        </text:list-item>
      </text:list>
      <text:p text:style-name="P32"><text:span text:style-name="T28">E</text:span><text:span text:style-name="T27">xample:</text:span></text:p>
      <text:p text:style-name="P94">Command: 57 00 00 00 00 00 00 00</text:p>
      <text:p text:style-name="P94">Coded command &gt; 81 7E 2D B4 00 00 00 00 00 00 00 00 00 00 00 00 00 00 2D 78 BD DB</text:p>
      <text:p text:style-name="P94">Coded acknowledge &lt; 81 E7 2D B4 00 00 00 00 00 00 00 00 00 00 00 00 00 00 2D 78 BD DB</text:p>
      <text:p text:style-name="P32"><text:span text:style-name="T27">Coded reply &lt; <text:s/>81 </text:span><text:span text:style-name="T32">E</text:span><text:span text:style-name="T27">E 4B 87 00 4B 00 00 99 AA 00 99 00 AA 00 00 00 00 55 D2 BD DB </text:span></text:p>
      <text:p text:style-name="P94">Decoded reply: <text:s/>81 08 00 24 02 04 00 00</text:p>
      <text:p text:style-name="P94">P1 = 0x24, P2 = 0x02, P3 = 0x04, P4 = 0x00</text:p>
      <text:list xml:id="list84744884536221" text:continue-list="list84744773478479" text:style-name="Outline">
        <text:list-item>
          <text:h text:style-name="P61" text:outline-level="1"><text:bookmark-start text:name="__RefHeading___Toc1208_1420265779"/>5. Display data commands<text:bookmark-end text:name="__RefHeading___Toc1208_1420265779"/></text:h>
          <text:list>
            <text:list-item>
              <text:h text:style-name="P54" text:outline-level="2"><text:bookmark-start text:name="__RefHeading___Toc1210_1420265779"/>5.1. Set default color<text:bookmark-end text:name="__RefHeading___Toc1210_1420265779"/></text:h>
            </text:list-item>
          </text:list>
        </text:list-item>
      </text:list>
      <text:p text:style-name="P3"><text:span text:style-name="T27">Default color is used to show the monoch</text:span><text:span text:style-name="T30">r</text:span><text:span text:style-name="T27">omatic image on the display. Brightness also affects to the image.</text:span></text:p>
      <text:p text:style-name="P67">Command code is SET_DEFAULT_COLOR = 0x5B </text:p>
      <text:p text:style-name="P18">Command parameters:</text:p>
      <text:list xml:id="list84743849740492" text:continue-list="list5899315770634268683" text:style-name="L8">
        <text:list-item>
          <text:p text:style-name="P88">P1 – red color value (0-255)</text:p>
        </text:list-item>
        <text:list-item>
          <text:p text:style-name="P88">P2 – <text:span text:style-name="T35">green color value (0-255)</text:span></text:p>
        </text:list-item>
        <text:list-item>
          <text:p text:style-name="P88">P3 – <text:span text:style-name="T35">blue color value (0-255)</text:span></text:p>
        </text:list-item>
        <text:list-item>
          <text:p text:style-name="P88">P4 – <text:span text:style-name="T35">0</text:span></text:p>
        </text:list-item>
        <text:list-item>
          <text:p text:style-name="P88"><text:span text:style-name="T27">P5 – </text:span><text:span text:style-name="T30">0</text:span></text:p>
        </text:list-item>
      </text:list>
      <text:p text:style-name="P26">Possible responses: </text:p>
      <text:list xml:id="list84743100418529" text:continue-list="list6619188222352336958" text:style-name="L9">
        <text:list-item>
          <text:p text:style-name="P93">OPERATION_OK = 0x81</text:p>
        </text:list-item>
        <text:list-item>
          <text:p text:style-name="P93">OPERATION_WRONG = 0x82</text:p>
        </text:list-item>
      </text:list>
      <text:p text:style-name="P95">Example:</text:p>
      <text:p text:style-name="P95">Pure red color is default color</text:p>
      <text:p text:style-name="P95">P1 = 0xFF, P2 = 0, P3 = 0, P4 = 0, P5 = 0</text:p>
      <text:p text:style-name="P95">Command: 5B 00 00 FF 00 00 00 00</text:p>
      <text:p text:style-name="P34"><text:span text:style-name="T27">Coded command &gt; </text:span><text:span text:style-name="T31">81 7E 2D 55 00 00 00 00 FF FF 00 00 00 00 00 00 00 00 33 87 BD DB </text:span></text:p>
      <text:p text:style-name="P96">Coded acknowledge &lt; 81 E7 2D 55 00 00 00 00 FF FF 00 00 00 00 00 00 00 00 33 87 BD DB </text:p>
      <text:p text:style-name="P97">Coded reply &lt; 81 EE 4B 87 00 4B 00 00 00 00 00 00 00 00 00 00 00 00 CC 00 BD DB </text:p>
      <text:p text:style-name="P97">Decoded reply: 81 08 00 00 00 00 00 00</text:p>
      <text:list xml:id="list84743379106952" text:continue-list="list84744884536221" text:style-name="Outline">
        <text:list-item>
          <text:list>
            <text:list-item>
              <text:h text:style-name="P55" text:outline-level="2"><text:bookmark-start text:name="__RefHeading___Toc1212_1420265779"/>5.2. Get default color<text:bookmark-end text:name="__RefHeading___Toc1212_1420265779"/></text:h>
            </text:list-item>
          </text:list>
        </text:list-item>
      </text:list>
      <text:p text:style-name="P35">Command code is GET_DEFAULT_COLOR = 0x5C</text:p>
      <text:p text:style-name="P28">No command parameters (all values is 0).</text:p>
      <text:p text:style-name="P28">Response <text:s/>is OPERATION_OK = 0x81</text:p>
      <text:p text:style-name="P28">Response parameters:</text:p>
      <text:list xml:id="list84744123792203" text:continue-list="list84744410083063" text:style-name="L10">
        <text:list-item>
          <text:p text:style-name="P91">P1 – red color value (0-255)</text:p>
        </text:list-item>
        <text:list-item>
          <text:p text:style-name="P91">P2 – <text:span text:style-name="T35">green color value (0-255)</text:span></text:p>
        </text:list-item>
        <text:list-item>
          <text:p text:style-name="P91">P3 – <text:span text:style-name="T35">blue color value (0-255)</text:span></text:p>
        </text:list-item>
        <text:list-item>
          <text:p text:style-name="P91">P4 – <text:span text:style-name="T35">0</text:span></text:p>
        </text:list-item>
        <text:list-item>
          <text:p text:style-name="P91"><text:soft-page-break/><text:span text:style-name="T27">P5 – </text:span><text:span text:style-name="T30">0</text:span></text:p>
        </text:list-item>
      </text:list>
      <text:p text:style-name="P33"><text:span text:style-name="T28">E</text:span><text:span text:style-name="T27">xample: </text:span></text:p>
      <text:p text:style-name="P97">Command: 5C 00 00 00 00 00 00 00 00</text:p>
      <text:p text:style-name="P97">Coded command &gt; 81 7E 2D E1 00 00 00 00 00 00 00 00 00 00 00 00 00 00 33 1E BD DB </text:p>
      <text:p text:style-name="P97">Coded acknowledge &lt; <text:s/>81 E7 2D E1 00 00 00 00 00 00 00 00 00 00 00 00 00 00 33 1E BD DB</text:p>
      <text:p text:style-name="P97">Coded reply &lt; 81 7E 4B 87 00 4B 00 00 00 00 FF FF 00 00 00 00 00 00 4B FF BD DB </text:p>
      <text:p text:style-name="P97">Decoded reply: 81 08 00 00 FF 00 00 00</text:p>
      <text:p text:style-name="P97">P1 = 0, P2 = 0xFF, P3 = 0, P4 = 0, P5 = 0. </text:p>
      <text:p text:style-name="P97">Default color is pure green.</text:p>
      <text:list xml:id="list84743359558428" text:continue-list="list84743379106952" text:style-name="Outline">
        <text:list-item>
          <text:list>
            <text:list-item>
              <text:h text:style-name="P55" text:outline-level="2"><text:bookmark-start text:name="__RefHeading___Toc1214_1420265779"/>5.3. Upload monochromatic data to display<text:bookmark-end text:name="__RefHeading___Toc1214_1420265779"/></text:h>
            </text:list-item>
          </text:list>
        </text:list-item>
      </text:list>
      <text:p text:style-name="P35">One byte represents one column of the RGB module. Bit 0 (lowest bit) represents the bottom</text:p>
      <text:p text:style-name="P35">pixel of column, and bit 7 (highest bit) represent the top pixel of column. If value of bit is 1 pixel</text:p>
      <text:p text:style-name="P35">will show default color of display, and if value is 0 pixel will turn off. First byte represents first</text:p>
      <text:p text:style-name="P35">column (left to right direction).</text:p>
      <text:p text:style-name="P36">Command code is <text:span text:style-name="T37">UPLOAD_BITMAP_IMAGE = 0x58</text:span></text:p>
      <text:p text:style-name="P37">Command parameters:</text:p>
      <text:list xml:id="list6503802163915129655" text:style-name="L11">
        <text:list-item>
          <text:p text:style-name="P103">P1 – number of bytes</text:p>
        </text:list-item>
        <text:list-item>
          <text:p text:style-name="P103">P2-P5 = 0</text:p>
        </text:list-item>
      </text:list>
      <text:p text:style-name="P29">Response is OPERATION_OK = 0x81</text:p>
      <text:p text:style-name="P37">No response parameters (all values are 0)</text:p>
      <text:p text:style-name="P39">Example:</text:p>
      <text:p text:style-name="P39">Display have 1 row and 3 RGB module in one row. Resolution is 18 x 8. Number of bytes is 18. Image data are : 0xFE, 0x02, 0x02, 0x02, 0x02, 0x00, 0xFE, 0x92, 0x92, 0x92, 0x82, 0x00, <text:s/>0xFE, 0x82, 0x82, 0x44, 0x38, 0x00.</text:p>
      <text:p text:style-name="P39">Command: 58 00 00 12 00 00 00 00</text:p>
      <text:p text:style-name="P39">Coded command &gt; 81 7E 00 00 00 00 00 00 2D 4B 00 00 AA 00 66 1E E1 FF AA 87 BD DB </text:p>
      <text:p text:style-name="P39">Coded acknowledge &lt; <text:s/>81 E7 00 00 00 00 00 00 2D 4B 00 00 AA 00 66 1E E1 FF AA 87 BD DB</text:p>
      <text:p text:style-name="P98">Coded reply &lt; 81 EE 4B 87 00 4B 00 00 00 00 00 00 00 00 00 00 00 00 CC 00 BD DB </text:p>
      <text:p text:style-name="P98">Decoded reply: 81 08 00 00 00 00 00 00</text:p>
      <text:p text:style-name="P101">Now PC or MCU sends 18 image data</text:p>
      <text:p text:style-name="P39"><text:span text:style-name="T27">Image data &gt; </text:span><text:s/>FE 02 02 02 02 00 FE 92 92 92 82 00 FE 82 82 44 38 00</text:p>
      <text:p text:style-name="P39">Image receiving acknowledge &lt; AA</text:p>
      <text:p text:style-name="P39"/>
      <text:p text:style-name="P39"/>
      <text:list xml:id="list84745092770664" text:continue-list="list84743359558428" text:style-name="Outline">
        <text:list-item>
          <text:list>
            <text:list-item>
              <text:h text:style-name="P56" text:outline-level="2"><text:bookmark-start text:name="__RefHeading___Toc1216_1420265779"/><text:soft-page-break/>5.3. Upload RGB data to display<text:bookmark-end text:name="__RefHeading___Toc1216_1420265779"/></text:h>
            </text:list-item>
          </text:list>
        </text:list-item>
      </text:list>
      <text:p text:style-name="P68">Each pixel required 3 bytes if data. Bytes are in order Green, Red, Blue. Values of colors are from</text:p>
      <text:p text:style-name="P69">0 to 255.</text:p>
      <text:p text:style-name="P69">Order of pixels starts from top left corner, and continues to the bottom of first left column, then</text:p>
      <text:p text:style-name="P69">continues to the top of next right column, and so on.</text:p>
      <text:p text:style-name="P69">Effective values of color depends of display brightness. Example: if color value is 200, and</text:p>
      <text:p text:style-name="P68">brightness is 10, then effective color value is 200 * 10 / 100 = 20.</text:p>
      <text:p text:style-name="P70">Command code is UPLOAD_RGB_BITMAP_IMAGE = 0x5D </text:p>
      <text:p text:style-name="P71">Command parameters:</text:p>
      <text:list xml:id="list554882861009501161" text:style-name="L12">
        <text:list-item>
          <text:p text:style-name="P72">P1 – number of image data low byte</text:p>
        </text:list-item>
        <text:list-item>
          <text:p text:style-name="P72">P2 – number of image data high byte</text:p>
        </text:list-item>
        <text:list-item>
          <text:p text:style-name="P72">P3-P5 = 0</text:p>
        </text:list-item>
      </text:list>
      <text:p text:style-name="P30">Response is OPERATION_OK = 0x81</text:p>
      <text:p text:style-name="P38">No response parameters (all values are 0)</text:p>
      <text:p text:style-name="P40">Example:</text:p>
      <text:p text:style-name="P40"><text:span text:style-name="T27">Display have 1 row and 3 RGB module in one row. Resolution is 18 x 8. Number of bytes is </text:span><text:span text:style-name="T33">18 x 8 x 3 = 432.</text:span></text:p>
      <text:p text:style-name="P40">Command: 5<text:span text:style-name="T38">D</text:span> 00 00 <text:span text:style-name="T38">B0</text:span> 0<text:span text:style-name="T38">1</text:span> 00 00 00</text:p>
      <text:p text:style-name="P40">Coded command &gt; <text:span text:style-name="T38">81 7E 2D 66 00 00 00 00 55 00 00 87 00 00 00 00 00 00 87 2D BD DB </text:span><text:s/></text:p>
      <text:p text:style-name="P40">Coded acknowledge &lt; <text:s/><text:span text:style-name="T38">81 E7 2D 66 00 00 00 00 55 00 00 87 00 00 00 00 00 00 87 2D BD DB </text:span></text:p>
      <text:p text:style-name="P99">Coded reply &lt; 81 EE 4B 87 00 4B 00 00 00 00 00 00 00 00 00 00 00 00 CC 00 BD DB </text:p>
      <text:p text:style-name="P99">Decoded reply: 81 08 00 00 00 00 00 00</text:p>
      <text:p text:style-name="P40"><text:span text:style-name="T27">Now PC or MCU sends </text:span><text:span text:style-name="T33">432</text:span><text:span text:style-name="T27"> image data</text:span></text:p>
      <text:p text:style-name="P40"><text:span text:style-name="T27">Image data &gt; </text:span><text:s/><text:span text:style-name="T38">G1 R1 B1 G2 R2 B2 … G432 R432 B432</text:span></text:p>
      <text:p text:style-name="P102">Image receiving acknowledge &lt; AA</text:p>
      <text:list xml:id="list84744843946978" text:continue-list="list84745092770664" text:style-name="Outline">
        <text:list-item>
          <text:h text:style-name="P63" text:outline-level="1"><text:bookmark-start text:name="__RefHeading___Toc1666_1282681935"/>6. Special commands<text:bookmark-end text:name="__RefHeading___Toc1666_1282681935"/></text:h>
        </text:list-item>
      </text:list>
      <text:p text:style-name="P73"><text:span text:style-name="T27">These functions are not affect to display's setting and working.</text:span></text:p>
      <text:list xml:id="list84744019117240" text:continue-numbering="true" text:style-name="Outline">
        <text:list-item>
          <text:list>
            <text:list-item>
              <text:h text:style-name="P57" text:outline-level="2"><text:bookmark-start text:name="__RefHeading___Toc1668_1282681935"/>6.1. Set relay state<text:bookmark-end text:name="__RefHeading___Toc1668_1282681935"/></text:h>
            </text:list-item>
          </text:list>
        </text:list-item>
      </text:list>
      <text:p text:style-name="P105">This command switch on relay or switch off relay.</text:p>
      <text:p text:style-name="P106">Command code is RELAY_SET_STATE <text:span text:style-name="T1">= </text:span>0x5A.</text:p>
      <text:p text:style-name="P107">Command parameters:</text:p>
      <text:list xml:id="list3050265640261590725" text:style-name="L13">
        <text:list-item>
          <text:p text:style-name="P108">P1 – relay state (1 – ON, 0 – OFF)</text:p>
        </text:list-item>
        <text:list-item>
          <text:p text:style-name="P108">P2-P5 = 0</text:p>
        </text:list-item>
      </text:list>
      <text:p text:style-name="P106"><text:span text:style-name="T24">Response is OPERATION_OK = 0x81</text:span></text:p>
      <text:p text:style-name="P104">No response parameters (all values are 0).</text:p>
      <text:p text:style-name="P106">Example:</text:p>
      <text:p text:style-name="P107">Turn relay on. P1 = 1</text:p>
      <text:p text:style-name="P107">Command: 5A 00 00 01 00 00 00 00</text:p>
      <text:p text:style-name="P107">Coded command &gt; <text:s/>81 7E 2D D2 00 00 00 00 00 87 00 00 00 00 00 00 00 00 33 99 BD DB </text:p>
      <text:p text:style-name="P107">Coded acknowledge &lt; 81 E7 2D D2 00 00 00 00 00 87 00 00 00 00 00 00 00 00 33 99 BD DB </text:p>
      <text:p text:style-name="P100">Coded reply &lt; 81 EE 4B 87 00 4B 00 00 00 00 00 00 00 00 00 00 00 00 CC 00 BD DB </text:p>
      <text:p text:style-name="P100">Decoded reply: 81 08 00 00 00 00 00 00</text:p>
      <text:list xml:id="list84744450510063" text:continue-list="list84744019117240" text:style-name="Outline">
        <text:list-item>
          <text:h text:style-name="P62" text:outline-level="1"><text:bookmark-start text:name="__RefHeading___Toc1666_118771661"/><text:span text:style-name="T39">R</text:span>evision history<text:bookmark-end text:name="__RefHeading___Toc1666_118771661"/></text:h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Heading">Date</text:p>
          </table:table-cell>
          <table:table-cell table:style-name="Table1.B1" office:value-type="string">
            <text:p text:style-name="Table_20_Heading">Version</text:p>
          </table:table-cell>
          <table:table-cell table:style-name="Table1.C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P5">2016-<text:span text:style-name="T39">10</text:span>-0<text:span text:style-name="T39">6</text:span></text:p>
          </table:table-cell>
          <table:table-cell table:style-name="Table1.B2" office:value-type="string">
            <text:p text:style-name="P7">1.0</text:p>
          </table:table-cell>
          <table:table-cell table:style-name="Table1.C2" office:value-type="string">
            <text:p text:style-name="P6">Base docum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tilliumLight" svg:font-family="TitilliumLight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cm" draw:fill-image-height="0cm"/>
      <style:paragraph-properties fo:margin-top="0cm" fo:margin-bottom="0.049cm" loext:contextual-spacing="false" style:page-number="auto" style:shadow="none">
        <style:tab-stops/>
      </style:paragraph-properties>
      <style:text-properties style:font-name="Titillium Lt" fo:font-family="'Titillium Lt'" style:font-style-name="Light" style:font-family-generic="modern" style:font-pitch="variable" fo:language="en" fo:country="US" fo:font-weight="250" officeooo:rsid="003b1fb0" fo:background-color="transparen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="none" draw:fill-color="#cfe7f5"/>
      <style:paragraph-properties fo:margin-left="0cm" fo:margin-right="0cm" fo:margin-top="0.102cm" fo:margin-bottom="0.102cm" loext:contextual-spacing="false" fo:text-indent="0cm" style:auto-text-indent="false" style:shadow="none">
        <style:tab-stops/>
      </style:paragraph-properties>
      <style:text-properties officeooo:rsid="00260ea3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loext:contextual-spacing="false" style:page-number="auto" fo:keep-with-next="always"/>
      <style:text-properties fo:font-size="18pt" fo:background-color="transparent"/>
    </style:style>
    <style:style style:name="Title" style:family="paragraph" style:parent-style-name="Standard" style:next-style-name="Subtitle" style:class="chapter" style:master-page-name="">
      <style:graphic-properties draw:fill="none" draw:fill-color="#cfe7f5"/>
      <style:paragraph-properties fo:margin-left="0.4cm" fo:margin-right="0.4cm" fo:margin-top="5.001cm" fo:margin-bottom="0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fo:text-transform="uppercase" fo:font-size="26pt" fo:language="en" fo:country="US" fo:font-style="normal" fo:font-weight="250" fo:background-color="transparent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Subtitle" style:family="paragraph" style:parent-style-name="Standard" style:next-style-name="Heading_20_1" style:class="chapter" style:master-page-name="">
      <style:paragraph-properties fo:text-align="center" style:justify-single-word="false" style:page-number="auto" fo:break-after="page"/>
      <style:text-properties fo:font-size="20pt" fo:font-style="italic" fo:font-weight="normal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_5b_No_20_Paragraph_20_Style_5d_" style:display-name="[No Paragraph Style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 Pro" fo:font-family="'Minion Pro'" fo:font-size="12pt" fo:letter-spacing="normal" fo:font-style="normal" style:text-underline-style="none" fo:font-weight="normal" style:font-name-asian="Minion Pro" style:font-family-asian="'Minion Pro'" style:font-size-asian="12pt" style:font-style-asian="normal" style:font-weight-asian="normal" style:font-name-complex="Minion Pro" style:font-family-complex="'Minion Pro'" style:font-size-complex="12pt" style:font-style-complex="normal" style:font-weight-complex="normal" style:text-emphasize="none" style:text-scale="100%"/>
    </style:style>
    <style:style style:name="CHAPTER_20_TITLE4" style:display-name="CHAPTER TITLE4" style:family="paragraph" style:parent-style-name="_5b_No_20_Paragraph_20_Style_5d_">
      <style:paragraph-properties style:line-height-at-least="0.741cm"/>
      <style:text-properties fo:color="#404041" style:font-name="Titillium Lt" fo:font-family="'Titillium Lt'" style:font-style-name="Light" style:font-family-generic="modern" style:font-pitch="variable" fo:font-size="25pt" fo:font-weight="250" officeooo:rsid="002022ca" style:font-name-asian="Open Sans Light" style:font-family-asian="'Open Sans Light'" style:font-family-generic-asian="swiss" style:font-size-asian="25pt" style:font-name-complex="Open Sans Light" style:font-family-complex="'Open Sans Light'" style:font-family-generic-complex="swiss" style:font-size-complex="25pt"/>
    </style:style>
    <style:style style:name="Naslov_20_1" style:display-name="Naslov 1" style:family="paragraph" style:parent-style-name="CHAPTER_20_TITLE4" style:auto-update="true"/>
    <style:style style:name="Osnovni_20_tekst" style:display-name="Osnovni tekst" style:family="paragraph" style:parent-style-name="CHAPTER_20_TITLE4" style:master-page-name="">
      <style:paragraph-properties fo:margin-left="0cm" fo:margin-right="0.051cm" fo:margin-top="0.102cm" fo:margin-bottom="0.102cm" loext:contextual-spacing="false" fo:line-height="100%" fo:text-indent="0cm" style:auto-text-indent="false" style:page-number="auto" style:shadow="none">
        <style:tab-stops/>
      </style:paragraph-properties>
      <style:text-properties fo:font-size="11pt" fo:font-weight="250" style:font-weight-asian="normal" style:font-weight-complex="normal"/>
    </style:style>
    <style:style style:name="_5b_Basic_20_Paragraph_5d_" style:display-name="[Basic Paragraph]" style:family="paragraph" style:parent-style-name="_5b_No_20_Paragraph_20_Style_5d_" style:master-page-name="">
      <style:paragraph-properties style:page-number="auto" style:shadow="non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 fo:break-before="page">
        <style:tab-stops/>
      </style:paragraph-properties>
      <style:text-properties fo:font-size="32pt" fo:font-weight="250" fo:background-color="transparent" style:font-size-asian="36pt" style:font-weight-asian="normal" style:font-size-complex="36pt" style:font-weight-complex="normal"/>
    </style:style>
    <style:style style:name="Heading_20_2" style:display-name="Heading 2" style:family="paragraph" style:parent-style-name="Heading" style:next-style-name="Text_20_body" style:auto-update="true" style:default-outline-level="2" style:list-style-name="Outline" style:class="text">
      <style:paragraph-properties fo:margin-top="0.353cm" fo:margin-bottom="0.212cm" loext:contextual-spacing="false"/>
      <style:text-properties fo:font-size="19pt" fo:font-weight="25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font-size="15pt" fo:font-style="italic" fo:font-weight="250" fo:background-color="transparent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utty" style:family="paragraph" style:parent-style-name="Preformatted_20_Text" style:master-page-name="">
      <style:graphic-properties draw:fill="solid" draw:fill-color="#669966" draw:fill-image-width="0cm" draw:fill-image-height="0cm"/>
      <style:paragraph-properties fo:margin-left="1cm" fo:margin-right="1cm" fo:margin-top="0.102cm" fo:margin-bottom="0.102cm" loext:contextual-spacing="false" fo:text-indent="0cm" style:auto-text-indent="false" style:page-number="auto" fo:background-color="#669966" fo:padding="0.049cm" fo:border="0.06pt solid #000000" style:shadow="none">
        <style:tab-stops/>
      </style:paragraph-properties>
      <style:text-properties fo:color="#dddddd" fo:language="zxx" fo:country="none" fo:font-weight="normal" officeooo:rsid="0032317b" fo:background-color="transparent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graphic-properties draw:fill="solid" draw:fill-color="#66cc00"/>
      <style:paragraph-properties fo:margin-top="0cm" fo:margin-bottom="0cm" loext:contextual-spacing="false" fo:text-align="center" style:justify-single-word="false" style:page-number="auto" fo:background-color="#66cc00">
        <style:tab-stops/>
      </style:paragraph-properties>
      <style:text-properties fo:color="#ffffff" fo:font-weight="bold" fo:background-color="transparent"/>
    </style:style>
    <style:style style:name="Source_20_Code" style:display-name="Source Code" style:family="paragraph" style:parent-style-name="Preformatted_20_Text" style:auto-update="true" style:class="text">
      <style:paragraph-properties fo:padding="0.199cm" fo:border="0.06pt solid #000000"/>
      <style:text-properties fo:font-size="9pt" fo:font-weight="normal"/>
    </style:style>
    <style:style style:name="body_20_text_20_3" style:display-name="body text 3" style:family="paragraph" style:parent-style-name="_5b_No_20_Paragraph_20_Style_5d_">
      <style:text-properties style:font-name="Open Sans" fo:font-family="'Open Sans'" style:font-family-generic="swiss" fo:font-size="9pt" fo:font-weight="bold" style:font-name-asian="Open Sans" style:font-family-asian="'Open Sans'" style:font-family-generic-asian="swiss" style:font-size-asian="9pt" style:font-weight-asian="bold" style:font-name-complex="Open Sans" style:font-family-complex="'Open Sans'" style:font-family-generic-complex="swiss" style:font-size-complex="9pt" style:font-weight-complex="bold"/>
    </style:style>
    <style:style style:name="body_20_text_20_2" style:display-name="body text 2" style:family="paragraph" style:parent-style-name="_5b_No_20_Paragraph_20_Style_5d_">
      <style:paragraph-properties style:line-height-at-least="0.494cm"/>
      <style:text-properties fo:color="#58585b" style:font-name="Open Sans" fo:font-family="'Open Sans'" style:font-family-generic="swiss" fo:font-size="9pt" style:font-name-asian="Open Sans" style:font-family-asian="'Open Sans'" style:font-family-generic-asian="swiss" style:font-size-asian="9pt" style:font-name-complex="Open Sans" style:font-family-complex="'Open Sans'" style:font-family-generic-complex="swiss" style:font-size-complex="9pt"/>
    </style:style>
    <style:style style:name="DL_20_Osnovni_20_tekst" style:display-name="DL Osnovni tekst" style:family="text">
      <style:text-properties fo:color="#404041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Naslov_20_1" style:display-name="DL Naslov 1" style:family="text">
      <style:text-properties fo:color="#404041" style:text-line-through-style="none" style:text-line-through-type="none" style:text-position="0% 100%" style:font-name="DIN Next LT Pro Light" fo:font-family="'DIN Next LT Pro Light'" fo:font-size="34.5pt" fo:letter-spacing="normal" fo:font-style="normal" style:text-underline-style="none" fo:font-weight="normal" style:font-name-asian="DIN Next LT Pro Light" style:font-family-asian="'DIN Next LT Pro Light'" style:font-size-asian="34.5pt" style:font-style-asian="normal" style:font-weight-asian="normal" style:font-name-complex="DIN Next LT Pro Light" style:font-family-complex="'DIN Next LT Pro Light'" style:font-size-complex="34.5pt" style:font-style-complex="normal" style:font-weight-complex="normal" style:text-emphasize="none" style:text-scale="100%"/>
    </style:style>
    <style:style style:name="DL_20_Tekst_2c__20_tabela" style:display-name="DL Tekst, tabela" style:family="text">
      <style:text-properties fo:color="#939597" style:text-outline="false" style:text-line-through-style="none" style:text-line-through-type="none" style:text-position="0% 100%" style:font-name="DIN Next LT Pro" fo:font-family="'DIN Next LT Pro'" fo:font-size="8pt" fo:letter-spacing="normal" fo:font-style="normal" style:text-underline-style="none" fo:font-weight="normal" style:font-name-asian="DIN Next LT Pro" style:font-family-asian="'DIN Next LT Pro'" style:font-size-asian="8pt" style:font-style-asian="normal" style:font-weight-asian="normal" style:font-name-complex="DIN Next LT Pro" style:font-family-complex="'DIN Next LT Pro'" style:font-size-complex="8pt" style:font-style-complex="normal" style:font-weight-complex="normal" style:text-emphasize="none" style:text-scale="100%"/>
    </style:style>
    <style:style style:name="DL_20_Futer_20_A" style:display-name="DL Futer A" style:family="text">
      <style:text-properties fo:color="#c7c7c7" style:text-outline="false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Futer_20_B" style:display-name="DL Futer B" style:family="text">
      <style:text-properties fo:color="#c7c7c7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scale="100%"/>
    </style:style>
    <style:style style:name="DL_20_Kod" style:display-name="DL Kod" style:family="text">
      <style:text-properties fo:color="#404041" style:text-line-through-style="none" style:text-line-through-type="none" style:text-position="0% 100%" style:font-name="Consolas1" fo:font-family="Consolas" style:font-family-generic="swiss" style:font-pitch="fixed" fo:font-size="10pt" fo:letter-spacing="normal" fo:font-style="normal" style:text-underline-style="none" fo:font-weight="normal" style:font-name-asian="Consolas1" style:font-family-asian="Consolas" style:font-family-generic-asian="swiss" style:font-pitch-asian="fixed" style:font-size-asian="10pt" style:font-style-asian="normal" style:font-weight-asian="normal" style:font-name-complex="Consolas1" style:font-family-complex="Consolas" style:font-family-generic-complex="swiss" style:font-pitch-complex="fixed" style:font-size-complex="10pt" style:font-style-complex="normal" style:font-weight-complex="normal" style:text-emphasize="none" style:text-scale="100%"/>
    </style:style>
    <style:style style:name="DL_20_Naslov_20_2" style:display-name="DL Naslov 2" style:family="text" style:parent-style-name="DL_20_Osnovni_20_tekst">
      <style:text-properties fo:color="#404041" style:text-line-through-style="none" style:text-line-through-type="none" style:text-position="0% 100%" style:font-name="DIN Next LT Pro Light" fo:font-family="'DIN Next LT Pro Light'" fo:font-size="19pt" fo:letter-spacing="normal" fo:font-style="normal" style:text-underline-style="none" fo:font-weight="normal" style:font-name-asian="DIN Next LT Pro Light" style:font-family-asian="'DIN Next LT Pro Light'" style:font-size-asian="19pt" style:font-style-asian="normal" style:font-weight-asian="normal" style:font-name-complex="DIN Next LT Pro Light" style:font-family-complex="'DIN Next LT Pro Light'" style:font-size-complex="19pt" style:font-style-complex="normal" style:font-weight-complex="normal" style:text-emphasize="none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snovni_20_tekst">
      <style:text-properties fo:language="en" fo:country="US"/>
    </style:style>
    <style:style style:name="MP2" style:family="paragraph">
      <loext:graphic-properties draw:fill-color="#66cc00"/>
      <style:paragraph-properties fo:text-align="center"/>
    </style:style>
    <style:style style:name="MP3" style:family="paragraph">
      <loext:graphic-properties draw:fill-color="#eeeeee"/>
      <style:paragraph-properties fo:text-align="center"/>
    </style:style>
    <style:style style:name="MP4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MP5" style:family="paragraph" style:parent-style-name="_5b_Basic_20_Paragraph_5d_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MP6" style:family="paragraph">
      <loext:graphic-properties draw:fill="none" draw:fill-color="#aecf00"/>
      <style:paragraph-properties fo:text-align="center"/>
    </style:style>
    <style:style style:name="MT1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MT2" style:family="text">
      <style:text-properties fo:language="en" fo:country="US"/>
    </style:style>
    <style:style style:name="MT3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MT4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2.01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ка1" text:anchor-type="paragraph" svg:x="-0.048cm" svg:y="1.341cm" svg:width="6.789cm" svg:height="1.236cm" draw:z-index="69"><draw:image xlink:href="Pictures/10000201000001FA0000005C116BC1B8.png" xlink:type="simple" xlink:show="embed" xlink:actuate="onLoad"/></draw:frame><draw:rect text:anchor-type="paragraph" draw:z-index="27" draw:style-name="Mgr1" draw:text-style-name="MP2" svg:width="21.035cm" svg:height="0.948cm" svg:x="-4.26cm" svg:y="-3.625cm"><text:p/></draw:rect><draw:rect text:anchor-type="paragraph" draw:z-index="41" draw:style-name="Mgr2" draw:text-style-name="MP3" svg:width="21.035cm" svg:height="1.803cm" svg:x="-4.295cm" svg:y="0.947cm"><text:p/></draw:rect><draw:frame text:anchor-type="paragraph" draw:z-index="55" draw:style-name="Mgr3" draw:text-style-name="MP4" svg:width="5.651cm" svg:height="1.592cm" svg:x="11.215cm" svg:y="1.159cm"><draw:text-box><text:p><text:span text:style-name="MT1">Display RGB 8x6</text:span></text:p><text:p><text:span text:style-name="MT1">Communication protocol</text:span></text:p></draw:text-box></draw:frame></text:p>
      </style:header>
      <style:footer>
        <text:p text:style-name="MP5"><draw:line text:anchor-type="paragraph" draw:z-index="13" draw:style-name="Mgr4" draw:text-style-name="MP6" svg:x1="-0.039cm" svg:y1="-0.22cm" svg:x2="16.984cm" svg:y2="-0.22cm"><text:p/></draw:line><text:span text:style-name="DL_20_Futer_20_A"><text:span text:style-name="MT2">Phone: </text:span></text:span><text:span text:style-name="DL_20_Futer_20_B"><text:span text:style-name="MT3">+</text:span></text:span><text:span text:style-name="DL_20_Futer_20_B"><text:span text:style-name="MT4">381-12-541-022<text:tab/><text:tab/></text:span></text:span><text:span text:style-name="DL_20_Futer_20_A"><text:span text:style-name="MT2"><text:page-number text:select-page="current">1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9:17:53.665000000</meta:creation-date>
    <meta:editing-duration>PT2H4M37S</meta:editing-duration>
    <meta:editing-cycles>24</meta:editing-cycles>
    <meta:generator>LibreOffice/5.0.0.5$Windows_x86 LibreOffice_project/1b1a90865e348b492231e1c451437d7a15bb262b</meta:generator>
    <dc:date>2016-10-07T08:47:42.806000000</dc:date>
    <meta:document-statistic meta:table-count="1" meta:image-count="1" meta:object-count="0" meta:page-count="14" meta:paragraph-count="332" meta:word-count="2639" meta:character-count="13202" meta:non-whitespace-character-count="10710"/>
  </office:meta>
</office:document-meta>
</file>